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6.3929in"/>
    </style:style>
    <style:style style:name="co5" style:family="table-column">
      <style:table-column-properties fo:break-before="auto" style:column-width="7.87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ditiononalCompression_tests" table:style-name="ta1">
        <table:shapes>
          <draw:frame draw:z-index="0" draw:style-name="gr1" draw:text-style-name="P1" svg:width="18.5087in" svg:height="8.4705in" svg:x="0.2043in" svg:y="0.2197in">
            <draw:object draw:notify-on-update-of-ranges="ConditiononalCompression_tests.B1:ConditiononalCompression_tests.B1 ConditiononalCompression_tests.B2:ConditiononalCompression_tests.B101 ConditiononalCompression_tests.C1:ConditiononalCompression_tests.C1 ConditiononalCompression_tests.C2:ConditiononalCompression_tests.C101 ConditiononalCompression_tests.D1:ConditiononalCompression_tests.D1 ConditiononalCompression_tests.D2:ConditiononalCompression_tests.D101 ConditiononalCompression_tests.E1:ConditiononalCompression_tests.E1 ConditiononalCompression_tests.E2:ConditiononalCompression_tests.E101 ConditiononalCompression_tests.F1:ConditiononalCompression_tests.F1 ConditiononalCompression_tests.F2:ConditiononalCompression_tests.F101 ConditiononalCompression_tests.G1:ConditiononalCompression_tests.G1 ConditiononalCompression_tests.G2:ConditiononalCompression_tests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compression ratio of s1</text:p>
          </table:table-cell>
          <table:table-cell office:value-type="string" calcext:value-type="string">
            <text:p><text:s/>compression ratio of s2</text:p>
          </table:table-cell>
          <table:table-cell office:value-type="string" calcext:value-type="string">
            <text:p><text:s/>Conditional_Comrpession(s1 s2)</text:p>
          </table:table-cell>
          <table:table-cell office:value-type="string" calcext:value-type="string">
            <text:p><text:s/>Conditional_Comrpession(s2 s1)</text:p>
          </table:table-cell>
          <table:table-cell office:value-type="string" calcext:value-type="string">
            <text:p><text:s/>Conditional_Comrpession(s1 0s)</text:p>
          </table:table-cell>
          <table:table-cell office:value-type="string" calcext:value-type="string">
            <text:p><text:s/>Conditional_Comrpession(s2 0s)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s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1011111000" calcext:value-type="float">
            <text:p>1011111000</text:p>
          </table:table-cell>
          <table:table-cell office:value-type="float" office:value="1001001010" calcext:value-type="float">
            <text:p>10010010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.51376146788991" calcext:value-type="float">
            <text:p>1.51376146788991</text:p>
          </table:table-cell>
          <table:table-cell table:number-columns-repeated="2" office:value-type="float" office:value="1.37614678899083" calcext:value-type="float">
            <text:p>1.37614678899083</text:p>
          </table:table-cell>
          <table:table-cell office:value-type="float" office:value="0.660550458715596" calcext:value-type="float">
            <text:p>0.660550458715596</text:p>
          </table:table-cell>
          <table:table-cell office:value-type="float" office:value="0.715596330275229" calcext:value-type="float">
            <text:p>0.715596330275229</text:p>
          </table:table-cell>
          <table:table-cell office:value-type="float" office:value="1.0111110001001E+108" calcext:value-type="float">
            <text:p>1.0111110001001E+108</text:p>
          </table:table-cell>
          <table:table-cell office:value-type="float" office:value="1.00100101011101E+108" calcext:value-type="float">
            <text:p>1.00100101011101E+1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2788461538462" calcext:value-type="float">
            <text:p>1.42788461538462</text:p>
          </table:table-cell>
          <table:table-cell office:value-type="float" office:value="1.45673076923077" calcext:value-type="float">
            <text:p>1.45673076923077</text:p>
          </table:table-cell>
          <table:table-cell office:value-type="float" office:value="1.35576923076923" calcext:value-type="float">
            <text:p>1.35576923076923</text:p>
          </table:table-cell>
          <table:table-cell office:value-type="float" office:value="1.39423076923077" calcext:value-type="float">
            <text:p>1.39423076923077</text:p>
          </table:table-cell>
          <table:table-cell office:value-type="float" office:value="0.581730769230769" calcext:value-type="float">
            <text:p>0.581730769230769</text:p>
          </table:table-cell>
          <table:table-cell office:value-type="float" office:value="0.552884615384615" calcext:value-type="float">
            <text:p>0.552884615384615</text:p>
          </table:table-cell>
          <table:table-cell office:value-type="float" office:value="1.0111110001001E+207" calcext:value-type="float">
            <text:p>1.0111110001001E+207</text:p>
          </table:table-cell>
          <table:table-cell office:value-type="float" office:value="1.00100101011101E+207" calcext:value-type="float">
            <text:p>1.00100101011101E+20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1042345276873" calcext:value-type="float">
            <text:p>1.41042345276873</text:p>
          </table:table-cell>
          <table:table-cell office:value-type="float" office:value="1.43322475570033" calcext:value-type="float">
            <text:p>1.43322475570033</text:p>
          </table:table-cell>
          <table:table-cell office:value-type="float" office:value="1.3257328990228" calcext:value-type="float">
            <text:p>1.3257328990228</text:p>
          </table:table-cell>
          <table:table-cell office:value-type="float" office:value="1.30293159609121" calcext:value-type="float">
            <text:p>1.30293159609121</text:p>
          </table:table-cell>
          <table:table-cell table:number-columns-repeated="2" office:value-type="float" office:value="0.478827361563518" calcext:value-type="float">
            <text:p>0.478827361563518</text:p>
          </table:table-cell>
          <table:table-cell office:value-type="float" office:value="1.0111110001001E+306" calcext:value-type="float">
            <text:p>1.0111110001001E+306</text:p>
          </table:table-cell>
          <table:table-cell office:value-type="float" office:value="1.00100101011101E+306" calcext:value-type="float">
            <text:p>1.00100101011101E+30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39408866995074" calcext:value-type="float">
            <text:p>1.39408866995074</text:p>
          </table:table-cell>
          <table:table-cell office:value-type="float" office:value="1.41133004926108" calcext:value-type="float">
            <text:p>1.41133004926108</text:p>
          </table:table-cell>
          <table:table-cell office:value-type="float" office:value="1.3448275862069" calcext:value-type="float">
            <text:p>1.3448275862069</text:p>
          </table:table-cell>
          <table:table-cell office:value-type="float" office:value="1.32758620689655" calcext:value-type="float">
            <text:p>1.32758620689655</text:p>
          </table:table-cell>
          <table:table-cell table:number-columns-repeated="2" office:value-type="float" office:value="0.413793103448276" calcext:value-type="float">
            <text:p>0.413793103448276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35643564356436" calcext:value-type="float">
            <text:p>1.35643564356436</text:p>
          </table:table-cell>
          <table:table-cell office:value-type="float" office:value="1.41188118811881" calcext:value-type="float">
            <text:p>1.41188118811881</text:p>
          </table:table-cell>
          <table:table-cell office:value-type="float" office:value="1.33663366336634" calcext:value-type="float">
            <text:p>1.33663366336634</text:p>
          </table:table-cell>
          <table:table-cell office:value-type="float" office:value="1.31287128712871" calcext:value-type="float">
            <text:p>1.31287128712871</text:p>
          </table:table-cell>
          <table:table-cell office:value-type="float" office:value="0.401980198019802" calcext:value-type="float">
            <text:p>0.401980198019802</text:p>
          </table:table-cell>
          <table:table-cell office:value-type="float" office:value="0.40990099009901" calcext:value-type="float">
            <text:p>0.40990099009901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35264900662252" calcext:value-type="float">
            <text:p>1.35264900662252</text:p>
          </table:table-cell>
          <table:table-cell office:value-type="float" office:value="1.39238410596026" calcext:value-type="float">
            <text:p>1.39238410596026</text:p>
          </table:table-cell>
          <table:table-cell office:value-type="float" office:value="1.29801324503311" calcext:value-type="float">
            <text:p>1.29801324503311</text:p>
          </table:table-cell>
          <table:table-cell office:value-type="float" office:value="1.28476821192053" calcext:value-type="float">
            <text:p>1.28476821192053</text:p>
          </table:table-cell>
          <table:table-cell office:value-type="float" office:value="0.384105960264901" calcext:value-type="float">
            <text:p>0.384105960264901</text:p>
          </table:table-cell>
          <table:table-cell office:value-type="float" office:value="0.397350993377483" calcext:value-type="float">
            <text:p>0.397350993377483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35561877667141" calcext:value-type="float">
            <text:p>1.35561877667141</text:p>
          </table:table-cell>
          <table:table-cell office:value-type="float" office:value="1.37837837837838" calcext:value-type="float">
            <text:p>1.37837837837838</text:p>
          </table:table-cell>
          <table:table-cell office:value-type="float" office:value="1.24466571834993" calcext:value-type="float">
            <text:p>1.24466571834993</text:p>
          </table:table-cell>
          <table:table-cell office:value-type="float" office:value="1.26031294452347" calcext:value-type="float">
            <text:p>1.26031294452347</text:p>
          </table:table-cell>
          <table:table-cell office:value-type="float" office:value="0.364153627311522" calcext:value-type="float">
            <text:p>0.364153627311522</text:p>
          </table:table-cell>
          <table:table-cell office:value-type="float" office:value="0.375533428165007" calcext:value-type="float">
            <text:p>0.375533428165007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35785536159601" calcext:value-type="float">
            <text:p>1.35785536159601</text:p>
          </table:table-cell>
          <table:table-cell office:value-type="float" office:value="1.37780548628429" calcext:value-type="float">
            <text:p>1.37780548628429</text:p>
          </table:table-cell>
          <table:table-cell office:value-type="float" office:value="1.24688279301746" calcext:value-type="float">
            <text:p>1.24688279301746</text:p>
          </table:table-cell>
          <table:table-cell office:value-type="float" office:value="1.26059850374065" calcext:value-type="float">
            <text:p>1.26059850374065</text:p>
          </table:table-cell>
          <table:table-cell table:number-columns-repeated="2" office:value-type="float" office:value="0.349127182044888" calcext:value-type="float">
            <text:p>0.349127182044888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34184239733629" calcext:value-type="float">
            <text:p>1.34184239733629</text:p>
          </table:table-cell>
          <table:table-cell office:value-type="float" office:value="1.35960044395117" calcext:value-type="float">
            <text:p>1.35960044395117</text:p>
          </table:table-cell>
          <table:table-cell office:value-type="float" office:value="1.28634850166482" calcext:value-type="float">
            <text:p>1.28634850166482</text:p>
          </table:table-cell>
          <table:table-cell office:value-type="float" office:value="1.27857935627081" calcext:value-type="float">
            <text:p>1.27857935627081</text:p>
          </table:table-cell>
          <table:table-cell office:value-type="float" office:value="0.328523862375139" calcext:value-type="float">
            <text:p>0.328523862375139</text:p>
          </table:table-cell>
          <table:table-cell office:value-type="float" office:value="0.337402885682575" calcext:value-type="float">
            <text:p>0.337402885682575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337" calcext:value-type="float">
            <text:p>1.337</text:p>
          </table:table-cell>
          <table:table-cell office:value-type="float" office:value="1.353" calcext:value-type="float">
            <text:p>1.353</text:p>
          </table:table-cell>
          <table:table-cell office:value-type="float" office:value="1.265" calcext:value-type="float">
            <text:p>1.265</text:p>
          </table:table-cell>
          <table:table-cell office:value-type="float" office:value="1.285" calcext:value-type="float">
            <text:p>1.285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 office:value-type="float" office:value="1.33303002729754" calcext:value-type="float">
            <text:p>1.33303002729754</text:p>
          </table:table-cell>
          <table:table-cell office:value-type="float" office:value="1.27206551410373" calcext:value-type="float">
            <text:p>1.27206551410373</text:p>
          </table:table-cell>
          <table:table-cell office:value-type="float" office:value="1.2884440400364" calcext:value-type="float">
            <text:p>1.2884440400364</text:p>
          </table:table-cell>
          <table:table-cell office:value-type="float" office:value="0.29845313921747" calcext:value-type="float">
            <text:p>0.29845313921747</text:p>
          </table:table-cell>
          <table:table-cell office:value-type="float" office:value="0.305732484076433" calcext:value-type="float">
            <text:p>0.305732484076433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.32303839732888" calcext:value-type="float">
            <text:p>1.32303839732888</text:p>
          </table:table-cell>
          <table:table-cell office:value-type="float" office:value="1.31636060100167" calcext:value-type="float">
            <text:p>1.31636060100167</text:p>
          </table:table-cell>
          <table:table-cell office:value-type="float" office:value="1.25459098497496" calcext:value-type="float">
            <text:p>1.25459098497496</text:p>
          </table:table-cell>
          <table:table-cell office:value-type="float" office:value="1.28380634390651" calcext:value-type="float">
            <text:p>1.28380634390651</text:p>
          </table:table-cell>
          <table:table-cell office:value-type="float" office:value="0.300500834724541" calcext:value-type="float">
            <text:p>0.300500834724541</text:p>
          </table:table-cell>
          <table:table-cell office:value-type="float" office:value="0.307178631051753" calcext:value-type="float">
            <text:p>0.307178631051753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2" office:value-type="float" office:value="1.31457208943716" calcext:value-type="float">
            <text:p>1.31457208943716</text:p>
          </table:table-cell>
          <table:table-cell office:value-type="float" office:value="1.25366229760987" calcext:value-type="float">
            <text:p>1.25366229760987</text:p>
          </table:table-cell>
          <table:table-cell office:value-type="float" office:value="1.26754047802621" calcext:value-type="float">
            <text:p>1.26754047802621</text:p>
          </table:table-cell>
          <table:table-cell office:value-type="float" office:value="0.303006939090208" calcext:value-type="float">
            <text:p>0.303006939090208</text:p>
          </table:table-cell>
          <table:table-cell office:value-type="float" office:value="0.309946029298381" calcext:value-type="float">
            <text:p>0.309946029298381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2" office:value-type="float" office:value="1.30372492836676" calcext:value-type="float">
            <text:p>1.30372492836676</text:p>
          </table:table-cell>
          <table:table-cell office:value-type="float" office:value="1.2378223495702" calcext:value-type="float">
            <text:p>1.2378223495702</text:p>
          </table:table-cell>
          <table:table-cell office:value-type="float" office:value="1.27005730659026" calcext:value-type="float">
            <text:p>1.27005730659026</text:p>
          </table:table-cell>
          <table:table-cell office:value-type="float" office:value="0.303008595988539" calcext:value-type="float">
            <text:p>0.303008595988539</text:p>
          </table:table-cell>
          <table:table-cell office:value-type="float" office:value="0.30945558739255" calcext:value-type="float">
            <text:p>0.30945558739255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.30167224080268" calcext:value-type="float">
            <text:p>1.30167224080268</text:p>
          </table:table-cell>
          <table:table-cell office:value-type="float" office:value="1.30769230769231" calcext:value-type="float">
            <text:p>1.30769230769231</text:p>
          </table:table-cell>
          <table:table-cell office:value-type="float" office:value="1.24013377926421" calcext:value-type="float">
            <text:p>1.24013377926421</text:p>
          </table:table-cell>
          <table:table-cell office:value-type="float" office:value="1.24615384615385" calcext:value-type="float">
            <text:p>1.24615384615385</text:p>
          </table:table-cell>
          <table:table-cell office:value-type="float" office:value="0.294983277591973" calcext:value-type="float">
            <text:p>0.294983277591973</text:p>
          </table:table-cell>
          <table:table-cell office:value-type="float" office:value="0.301003344481605" calcext:value-type="float">
            <text:p>0.301003344481605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.29987452948557" calcext:value-type="float">
            <text:p>1.29987452948557</text:p>
          </table:table-cell>
          <table:table-cell office:value-type="float" office:value="1.30552070263488" calcext:value-type="float">
            <text:p>1.30552070263488</text:p>
          </table:table-cell>
          <table:table-cell office:value-type="float" office:value="1.24215809284818" calcext:value-type="float">
            <text:p>1.24215809284818</text:p>
          </table:table-cell>
          <table:table-cell office:value-type="float" office:value="1.22521957340025" calcext:value-type="float">
            <text:p>1.22521957340025</text:p>
          </table:table-cell>
          <table:table-cell office:value-type="float" office:value="0.287954830614806" calcext:value-type="float">
            <text:p>0.287954830614806</text:p>
          </table:table-cell>
          <table:table-cell office:value-type="float" office:value="0.293601003764115" calcext:value-type="float">
            <text:p>0.293601003764115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.29828706438275" calcext:value-type="float">
            <text:p>1.29828706438275</text:p>
          </table:table-cell>
          <table:table-cell office:value-type="float" office:value="1.30891907855877" calcext:value-type="float">
            <text:p>1.30891907855877</text:p>
          </table:table-cell>
          <table:table-cell office:value-type="float" office:value="1.22740696987596" calcext:value-type="float">
            <text:p>1.22740696987596</text:p>
          </table:table-cell>
          <table:table-cell office:value-type="float" office:value="1.21677495569994" calcext:value-type="float">
            <text:p>1.21677495569994</text:p>
          </table:table-cell>
          <table:table-cell table:number-columns-repeated="2" office:value-type="float" office:value="0.281748375664501" calcext:value-type="float">
            <text:p>0.281748375664501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.296875" calcext:value-type="float">
            <text:p>1.296875</text:p>
          </table:table-cell>
          <table:table-cell office:value-type="float" office:value="1.31194196428571" calcext:value-type="float">
            <text:p>1.31194196428571</text:p>
          </table:table-cell>
          <table:table-cell office:value-type="float" office:value="1.234375" calcext:value-type="float">
            <text:p>1.234375</text:p>
          </table:table-cell>
          <table:table-cell office:value-type="float" office:value="1.23046875" calcext:value-type="float">
            <text:p>1.23046875</text:p>
          </table:table-cell>
          <table:table-cell office:value-type="float" office:value="0.271205357142857" calcext:value-type="float">
            <text:p>0.271205357142857</text:p>
          </table:table-cell>
          <table:table-cell office:value-type="float" office:value="0.276227678571429" calcext:value-type="float">
            <text:p>0.276227678571429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.29561078794289" calcext:value-type="float">
            <text:p>1.29561078794289</text:p>
          </table:table-cell>
          <table:table-cell office:value-type="float" office:value="1.30512956107879" calcext:value-type="float">
            <text:p>1.30512956107879</text:p>
          </table:table-cell>
          <table:table-cell office:value-type="float" office:value="1.23532522474881" calcext:value-type="float">
            <text:p>1.23532522474881</text:p>
          </table:table-cell>
          <table:table-cell office:value-type="float" office:value="1.23109465891063" calcext:value-type="float">
            <text:p>1.23109465891063</text:p>
          </table:table-cell>
          <table:table-cell office:value-type="float" office:value="0.266525647805394" calcext:value-type="float">
            <text:p>0.266525647805394</text:p>
          </table:table-cell>
          <table:table-cell office:value-type="float" office:value="0.271285034373347" calcext:value-type="float">
            <text:p>0.271285034373347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29447236180905" calcext:value-type="float">
            <text:p>1.29447236180905</text:p>
          </table:table-cell>
          <table:table-cell office:value-type="float" office:value="1.3035175879397" calcext:value-type="float">
            <text:p>1.3035175879397</text:p>
          </table:table-cell>
          <table:table-cell office:value-type="float" office:value="1.23618090452261" calcext:value-type="float">
            <text:p>1.23618090452261</text:p>
          </table:table-cell>
          <table:table-cell office:value-type="float" office:value="1.22713567839196" calcext:value-type="float">
            <text:p>1.22713567839196</text:p>
          </table:table-cell>
          <table:table-cell office:value-type="float" office:value="0.257788944723618" calcext:value-type="float">
            <text:p>0.257788944723618</text:p>
          </table:table-cell>
          <table:table-cell office:value-type="float" office:value="0.262311557788945" calcext:value-type="float">
            <text:p>0.262311557788945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.2934418382001" calcext:value-type="float">
            <text:p>1.2934418382001</text:p>
          </table:table-cell>
          <table:table-cell office:value-type="float" office:value="1.30205840114888" calcext:value-type="float">
            <text:p>1.30205840114888</text:p>
          </table:table-cell>
          <table:table-cell office:value-type="float" office:value="1.22738152225945" calcext:value-type="float">
            <text:p>1.22738152225945</text:p>
          </table:table-cell>
          <table:table-cell office:value-type="float" office:value="1.22833891814265" calcext:value-type="float">
            <text:p>1.22833891814265</text:p>
          </table:table-cell>
          <table:table-cell office:value-type="float" office:value="0.25418860698899" calcext:value-type="float">
            <text:p>0.25418860698899</text:p>
          </table:table-cell>
          <table:table-cell office:value-type="float" office:value="0.25849688846338" calcext:value-type="float">
            <text:p>0.25849688846338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.29250457038391" calcext:value-type="float">
            <text:p>1.29250457038391</text:p>
          </table:table-cell>
          <table:table-cell office:value-type="float" office:value="1.30073126142596" calcext:value-type="float">
            <text:p>1.30073126142596</text:p>
          </table:table-cell>
          <table:table-cell office:value-type="float" office:value="1.22851919561243" calcext:value-type="float">
            <text:p>1.22851919561243</text:p>
          </table:table-cell>
          <table:table-cell office:value-type="float" office:value="1.23857404021938" calcext:value-type="float">
            <text:p>1.23857404021938</text:p>
          </table:table-cell>
          <table:table-cell office:value-type="float" office:value="0.246800731261426" calcext:value-type="float">
            <text:p>0.246800731261426</text:p>
          </table:table-cell>
          <table:table-cell office:value-type="float" office:value="0.25091407678245" calcext:value-type="float">
            <text:p>0.25091407678245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.28771316134674" calcext:value-type="float">
            <text:p>1.28771316134674</text:p>
          </table:table-cell>
          <table:table-cell office:value-type="float" office:value="1.29558373414954" calcext:value-type="float">
            <text:p>1.29558373414954</text:p>
          </table:table-cell>
          <table:table-cell office:value-type="float" office:value="1.23786620026235" calcext:value-type="float">
            <text:p>1.23786620026235</text:p>
          </table:table-cell>
          <table:table-cell office:value-type="float" office:value="1.23436816790555" calcext:value-type="float">
            <text:p>1.23436816790555</text:p>
          </table:table-cell>
          <table:table-cell office:value-type="float" office:value="0.243987756886751" calcext:value-type="float">
            <text:p>0.243987756886751</text:p>
          </table:table-cell>
          <table:table-cell office:value-type="float" office:value="0.24792304328815" calcext:value-type="float">
            <text:p>0.24792304328815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1.28331936295054" calcext:value-type="float">
            <text:p>1.28331936295054</text:p>
          </table:table-cell>
          <table:table-cell office:value-type="float" office:value="1.29086336965633" calcext:value-type="float">
            <text:p>1.29086336965633</text:p>
          </table:table-cell>
          <table:table-cell office:value-type="float" office:value="1.23805532271584" calcext:value-type="float">
            <text:p>1.23805532271584</text:p>
          </table:table-cell>
          <table:table-cell office:value-type="float" office:value="1.22632020117351" calcext:value-type="float">
            <text:p>1.22632020117351</text:p>
          </table:table-cell>
          <table:table-cell office:value-type="float" office:value="0.237636211232188" calcext:value-type="float">
            <text:p>0.237636211232188</text:p>
          </table:table-cell>
          <table:table-cell office:value-type="float" office:value="0.24140821458508" calcext:value-type="float">
            <text:p>0.24140821458508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1.28289738430583" calcext:value-type="float">
            <text:p>1.28289738430583</text:p>
          </table:table-cell>
          <table:table-cell office:value-type="float" office:value="1.28651911468813" calcext:value-type="float">
            <text:p>1.28651911468813</text:p>
          </table:table-cell>
          <table:table-cell office:value-type="float" office:value="1.22655935613682" calcext:value-type="float">
            <text:p>1.22655935613682</text:p>
          </table:table-cell>
          <table:table-cell office:value-type="float" office:value="1.20684104627767" calcext:value-type="float">
            <text:p>1.20684104627767</text:p>
          </table:table-cell>
          <table:table-cell office:value-type="float" office:value="0.235412474849095" calcext:value-type="float">
            <text:p>0.235412474849095</text:p>
          </table:table-cell>
          <table:table-cell office:value-type="float" office:value="0.239034205231388" calcext:value-type="float">
            <text:p>0.239034205231388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1.27554179566563" calcext:value-type="float">
            <text:p>1.27554179566563</text:p>
          </table:table-cell>
          <table:table-cell office:value-type="float" office:value="1.2859907120743" calcext:value-type="float">
            <text:p>1.2859907120743</text:p>
          </table:table-cell>
          <table:table-cell office:value-type="float" office:value="1.23839009287926" calcext:value-type="float">
            <text:p>1.23839009287926</text:p>
          </table:table-cell>
          <table:table-cell office:value-type="float" office:value="1.23181114551084" calcext:value-type="float">
            <text:p>1.23181114551084</text:p>
          </table:table-cell>
          <table:table-cell office:value-type="float" office:value="0.229876160990712" calcext:value-type="float">
            <text:p>0.229876160990712</text:p>
          </table:table-cell>
          <table:table-cell office:value-type="float" office:value="0.233359133126935" calcext:value-type="float">
            <text:p>0.233359133126935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1.27208348863213" calcext:value-type="float">
            <text:p>1.27208348863213</text:p>
          </table:table-cell>
          <table:table-cell office:value-type="float" office:value="1.278792396571" calcext:value-type="float">
            <text:p>1.278792396571</text:p>
          </table:table-cell>
          <table:table-cell office:value-type="float" office:value="1.2348117778606" calcext:value-type="float">
            <text:p>1.2348117778606</text:p>
          </table:table-cell>
          <table:table-cell office:value-type="float" office:value="1.22437569884458" calcext:value-type="float">
            <text:p>1.22437569884458</text:p>
          </table:table-cell>
          <table:table-cell table:number-columns-repeated="2" office:value-type="float" office:value="0.228102869921729" calcext:value-type="float">
            <text:p>0.228102869921729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1.27210639827462" calcext:value-type="float">
            <text:p>1.27210639827462</text:p>
          </table:table-cell>
          <table:table-cell office:value-type="float" office:value="1.27857656362329" calcext:value-type="float">
            <text:p>1.27857656362329</text:p>
          </table:table-cell>
          <table:table-cell office:value-type="float" office:value="1.23544212796549" calcext:value-type="float">
            <text:p>1.23544212796549</text:p>
          </table:table-cell>
          <table:table-cell office:value-type="float" office:value="1.22537742631201" calcext:value-type="float">
            <text:p>1.22537742631201</text:p>
          </table:table-cell>
          <table:table-cell office:value-type="float" office:value="0.225377426312006" calcext:value-type="float">
            <text:p>0.225377426312006</text:p>
          </table:table-cell>
          <table:table-cell office:value-type="float" office:value="0.229690869877786" calcext:value-type="float">
            <text:p>0.229690869877786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.26900381811871" calcext:value-type="float">
            <text:p>1.26900381811871</text:p>
          </table:table-cell>
          <table:table-cell office:value-type="float" office:value="1.27212773342589" calcext:value-type="float">
            <text:p>1.27212773342589</text:p>
          </table:table-cell>
          <table:table-cell office:value-type="float" office:value="1.23568205484207" calcext:value-type="float">
            <text:p>1.23568205484207</text:p>
          </table:table-cell>
          <table:table-cell office:value-type="float" office:value="1.23255813953488" calcext:value-type="float">
            <text:p>1.23255813953488</text:p>
          </table:table-cell>
          <table:table-cell office:value-type="float" office:value="0.222145088510934" calcext:value-type="float">
            <text:p>0.222145088510934</text:p>
          </table:table-cell>
          <table:table-cell office:value-type="float" office:value="0.229434224227699" calcext:value-type="float">
            <text:p>0.229434224227699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.26610738255034" calcext:value-type="float">
            <text:p>1.26610738255034</text:p>
          </table:table-cell>
          <table:table-cell office:value-type="float" office:value="1.26912751677852" calcext:value-type="float">
            <text:p>1.26912751677852</text:p>
          </table:table-cell>
          <table:table-cell office:value-type="float" office:value="1.23255033557047" calcext:value-type="float">
            <text:p>1.23255033557047</text:p>
          </table:table-cell>
          <table:table-cell office:value-type="float" office:value="1.22953020134228" calcext:value-type="float">
            <text:p>1.22953020134228</text:p>
          </table:table-cell>
          <table:table-cell office:value-type="float" office:value="0.225838926174497" calcext:value-type="float">
            <text:p>0.225838926174497</text:p>
          </table:table-cell>
          <table:table-cell office:value-type="float" office:value="0.229530201342282" calcext:value-type="float">
            <text:p>0.229530201342282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1.26339720688535" calcext:value-type="float">
            <text:p>1.26339720688535</text:p>
          </table:table-cell>
          <table:table-cell office:value-type="float" office:value="1.26632023384216" calcext:value-type="float">
            <text:p>1.26632023384216</text:p>
          </table:table-cell>
          <table:table-cell office:value-type="float" office:value="1.23611562195518" calcext:value-type="float">
            <text:p>1.23611562195518</text:p>
          </table:table-cell>
          <table:table-cell office:value-type="float" office:value="1.22344917180903" calcext:value-type="float">
            <text:p>1.22344917180903</text:p>
          </table:table-cell>
          <table:table-cell office:value-type="float" office:value="0.226047417992855" calcext:value-type="float">
            <text:p>0.226047417992855</text:p>
          </table:table-cell>
          <table:table-cell office:value-type="float" office:value="0.232867814225398" calcext:value-type="float">
            <text:p>0.232867814225398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2" office:value-type="float" office:value="1.2608558842039" calcext:value-type="float">
            <text:p>1.2608558842039</text:p>
          </table:table-cell>
          <table:table-cell table:number-columns-repeated="2" office:value-type="float" office:value="1.2331655129012" calcext:value-type="float">
            <text:p>1.2331655129012</text:p>
          </table:table-cell>
          <table:table-cell office:value-type="float" office:value="0.226242920075519" calcext:value-type="float">
            <text:p>0.226242920075519</text:p>
          </table:table-cell>
          <table:table-cell office:value-type="float" office:value="0.23253618628068" calcext:value-type="float">
            <text:p>0.23253618628068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2" office:value-type="float" office:value="1.25938358254501" calcext:value-type="float">
            <text:p>1.25938358254501</text:p>
          </table:table-cell>
          <table:table-cell office:value-type="float" office:value="1.23283490997864" calcext:value-type="float">
            <text:p>1.23283490997864</text:p>
          </table:table-cell>
          <table:table-cell office:value-type="float" office:value="1.22978333841929" calcext:value-type="float">
            <text:p>1.22978333841929</text:p>
          </table:table-cell>
          <table:table-cell office:value-type="float" office:value="0.225816295392127" calcext:value-type="float">
            <text:p>0.225816295392127</text:p>
          </table:table-cell>
          <table:table-cell office:value-type="float" office:value="0.231919438510833" calcext:value-type="float">
            <text:p>0.231919438510833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1.25799763033175" calcext:value-type="float">
            <text:p>1.25799763033175</text:p>
          </table:table-cell>
          <table:table-cell office:value-type="float" office:value="1.26392180094787" calcext:value-type="float">
            <text:p>1.26392180094787</text:p>
          </table:table-cell>
          <table:table-cell office:value-type="float" office:value="1.22037914691943" calcext:value-type="float">
            <text:p>1.22037914691943</text:p>
          </table:table-cell>
          <table:table-cell office:value-type="float" office:value="1.21149289099526" calcext:value-type="float">
            <text:p>1.21149289099526</text:p>
          </table:table-cell>
          <table:table-cell office:value-type="float" office:value="0.225118483412322" calcext:value-type="float">
            <text:p>0.225118483412322</text:p>
          </table:table-cell>
          <table:table-cell office:value-type="float" office:value="0.228080568720379" calcext:value-type="float">
            <text:p>0.228080568720379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1.25956834532374" calcext:value-type="float">
            <text:p>1.25956834532374</text:p>
          </table:table-cell>
          <table:table-cell office:value-type="float" office:value="1.26532374100719" calcext:value-type="float">
            <text:p>1.26532374100719</text:p>
          </table:table-cell>
          <table:table-cell office:value-type="float" office:value="1.22014388489209" calcext:value-type="float">
            <text:p>1.22014388489209</text:p>
          </table:table-cell>
          <table:table-cell office:value-type="float" office:value="1.20575539568345" calcext:value-type="float">
            <text:p>1.20575539568345</text:p>
          </table:table-cell>
          <table:table-cell office:value-type="float" office:value="0.22158273381295" calcext:value-type="float">
            <text:p>0.22158273381295</text:p>
          </table:table-cell>
          <table:table-cell office:value-type="float" office:value="0.224460431654676" calcext:value-type="float">
            <text:p>0.224460431654676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1.26105204252938" calcext:value-type="float">
            <text:p>1.26105204252938</text:p>
          </table:table-cell>
          <table:table-cell office:value-type="float" office:value="1.26664801343033" calcext:value-type="float">
            <text:p>1.26664801343033</text:p>
          </table:table-cell>
          <table:table-cell table:number-columns-repeated="2" office:value-type="float" office:value="1.20593172915501" calcext:value-type="float">
            <text:p>1.20593172915501</text:p>
          </table:table-cell>
          <table:table-cell office:value-type="float" office:value="0.218242865137101" calcext:value-type="float">
            <text:p>0.218242865137101</text:p>
          </table:table-cell>
          <table:table-cell office:value-type="float" office:value="0.221040850587577" calcext:value-type="float">
            <text:p>0.221040850587577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1.26245575823577" calcext:value-type="float">
            <text:p>1.26245575823577</text:p>
          </table:table-cell>
          <table:table-cell office:value-type="float" office:value="1.26517832834195" calcext:value-type="float">
            <text:p>1.26517832834195</text:p>
          </table:table-cell>
          <table:table-cell office:value-type="float" office:value="1.2115436972502" calcext:value-type="float">
            <text:p>1.2115436972502</text:p>
          </table:table-cell>
          <table:table-cell office:value-type="float" office:value="1.19520827661312" calcext:value-type="float">
            <text:p>1.19520827661312</text:p>
          </table:table-cell>
          <table:table-cell office:value-type="float" office:value="0.215083038388238" calcext:value-type="float">
            <text:p>0.215083038388238</text:p>
          </table:table-cell>
          <table:table-cell office:value-type="float" office:value="0.217805608494419" calcext:value-type="float">
            <text:p>0.217805608494419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2" office:value-type="float" office:value="1.26378579003181" calcext:value-type="float">
            <text:p>1.26378579003181</text:p>
          </table:table-cell>
          <table:table-cell office:value-type="float" office:value="1.20864262990456" calcext:value-type="float">
            <text:p>1.20864262990456</text:p>
          </table:table-cell>
          <table:table-cell office:value-type="float" office:value="1.19989395546129" calcext:value-type="float">
            <text:p>1.19989395546129</text:p>
          </table:table-cell>
          <table:table-cell office:value-type="float" office:value="0.212089077412513" calcext:value-type="float">
            <text:p>0.212089077412513</text:p>
          </table:table-cell>
          <table:table-cell office:value-type="float" office:value="0.21474019088017" calcext:value-type="float">
            <text:p>0.21474019088017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2" office:value-type="float" office:value="1.26504779126841" calcext:value-type="float">
            <text:p>1.26504779126841</text:p>
          </table:table-cell>
          <table:table-cell office:value-type="float" office:value="1.19814001549987" calcext:value-type="float">
            <text:p>1.19814001549987</text:p>
          </table:table-cell>
          <table:table-cell office:value-type="float" office:value="1.19529837251356" calcext:value-type="float">
            <text:p>1.19529837251356</text:p>
          </table:table-cell>
          <table:table-cell office:value-type="float" office:value="0.209248256264531" calcext:value-type="float">
            <text:p>0.209248256264531</text:p>
          </table:table-cell>
          <table:table-cell office:value-type="float" office:value="0.211831568070266" calcext:value-type="float">
            <text:p>0.211831568070266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.26372795969773" calcext:value-type="float">
            <text:p>1.26372795969773</text:p>
          </table:table-cell>
          <table:table-cell office:value-type="float" office:value="1.26624685138539" calcext:value-type="float">
            <text:p>1.26624685138539</text:p>
          </table:table-cell>
          <table:table-cell office:value-type="float" office:value="1.20453400503778" calcext:value-type="float">
            <text:p>1.20453400503778</text:p>
          </table:table-cell>
          <table:table-cell office:value-type="float" office:value="1.19647355163728" calcext:value-type="float">
            <text:p>1.19647355163728</text:p>
          </table:table-cell>
          <table:table-cell office:value-type="float" office:value="0.206549118387909" calcext:value-type="float">
            <text:p>0.206549118387909</text:p>
          </table:table-cell>
          <table:table-cell office:value-type="float" office:value="0.209068010075567" calcext:value-type="float">
            <text:p>0.209068010075567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2" office:value-type="float" office:value="1.26492995822069" calcext:value-type="float">
            <text:p>1.26492995822069</text:p>
          </table:table-cell>
          <table:table-cell office:value-type="float" office:value="1.19734578520521" calcext:value-type="float">
            <text:p>1.19734578520521</text:p>
          </table:table-cell>
          <table:table-cell office:value-type="float" office:value="1.20275251904645" calcext:value-type="float">
            <text:p>1.20275251904645</text:p>
          </table:table-cell>
          <table:table-cell table:number-columns-repeated="2" office:value-type="float" office:value="0.206438928483657" calcext:value-type="float">
            <text:p>0.206438928483657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2" office:value-type="float" office:value="1.26367562380038" calcext:value-type="float">
            <text:p>1.26367562380038</text:p>
          </table:table-cell>
          <table:table-cell office:value-type="float" office:value="1.20609404990403" calcext:value-type="float">
            <text:p>1.20609404990403</text:p>
          </table:table-cell>
          <table:table-cell office:value-type="float" office:value="1.20081573896353" calcext:value-type="float">
            <text:p>1.20081573896353</text:p>
          </table:table-cell>
          <table:table-cell office:value-type="float" office:value="0.203934740882917" calcext:value-type="float">
            <text:p>0.203934740882917</text:p>
          </table:table-cell>
          <table:table-cell office:value-type="float" office:value="0.206333973128599" calcext:value-type="float">
            <text:p>0.206333973128599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1.26482306069838" calcext:value-type="float">
            <text:p>1.26482306069838</text:p>
          </table:table-cell>
          <table:table-cell office:value-type="float" office:value="1.26247949378955" calcext:value-type="float">
            <text:p>1.26247949378955</text:p>
          </table:table-cell>
          <table:table-cell office:value-type="float" office:value="1.19404734005156" calcext:value-type="float">
            <text:p>1.19404734005156</text:p>
          </table:table-cell>
          <table:table-cell office:value-type="float" office:value="1.20670260135927" calcext:value-type="float">
            <text:p>1.20670260135927</text:p>
          </table:table-cell>
          <table:table-cell office:value-type="float" office:value="0.201546754159831" calcext:value-type="float">
            <text:p>0.201546754159831</text:p>
          </table:table-cell>
          <table:table-cell office:value-type="float" office:value="0.203890321068666" calcext:value-type="float">
            <text:p>0.203890321068666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1.26591846083372" calcext:value-type="float">
            <text:p>1.26591846083372</text:p>
          </table:table-cell>
          <table:table-cell office:value-type="float" office:value="1.26133760879524" calcext:value-type="float">
            <text:p>1.26133760879524</text:p>
          </table:table-cell>
          <table:table-cell office:value-type="float" office:value="1.20018323408154" calcext:value-type="float">
            <text:p>1.20018323408154</text:p>
          </table:table-cell>
          <table:table-cell office:value-type="float" office:value="1.20224461749885" calcext:value-type="float">
            <text:p>1.20224461749885</text:p>
          </table:table-cell>
          <table:table-cell office:value-type="float" office:value="0.199267063673843" calcext:value-type="float">
            <text:p>0.199267063673843</text:p>
          </table:table-cell>
          <table:table-cell office:value-type="float" office:value="0.201557489693083" calcext:value-type="float">
            <text:p>0.201557489693083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1.26472564389698" calcext:value-type="float">
            <text:p>1.26472564389698</text:p>
          </table:table-cell>
          <table:table-cell office:value-type="float" office:value="1.26248600223964" calcext:value-type="float">
            <text:p>1.26248600223964</text:p>
          </table:table-cell>
          <table:table-cell office:value-type="float" office:value="1.203359462486" calcext:value-type="float">
            <text:p>1.203359462486</text:p>
          </table:table-cell>
          <table:table-cell office:value-type="float" office:value="1.2006718924972" calcext:value-type="float">
            <text:p>1.2006718924972</text:p>
          </table:table-cell>
          <table:table-cell office:value-type="float" office:value="0.197088465845465" calcext:value-type="float">
            <text:p>0.197088465845465</text:p>
          </table:table-cell>
          <table:table-cell office:value-type="float" office:value="0.1993281075028" calcext:value-type="float">
            <text:p>0.1993281075028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2" office:value-type="float" office:value="1.26358457493427" calcext:value-type="float">
            <text:p>1.26358457493427</text:p>
          </table:table-cell>
          <table:table-cell office:value-type="float" office:value="1.20398773006135" calcext:value-type="float">
            <text:p>1.20398773006135</text:p>
          </table:table-cell>
          <table:table-cell office:value-type="float" office:value="1.20639789658195" calcext:value-type="float">
            <text:p>1.20639789658195</text:p>
          </table:table-cell>
          <table:table-cell office:value-type="float" office:value="0.195004382120947" calcext:value-type="float">
            <text:p>0.195004382120947</text:p>
          </table:table-cell>
          <table:table-cell office:value-type="float" office:value="0.197195442594216" calcext:value-type="float">
            <text:p>0.197195442594216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2" office:value-type="float" office:value="1.26249195796697" calcext:value-type="float">
            <text:p>1.26249195796697</text:p>
          </table:table-cell>
          <table:table-cell office:value-type="float" office:value="1.19987132747158" calcext:value-type="float">
            <text:p>1.19987132747158</text:p>
          </table:table-cell>
          <table:table-cell office:value-type="float" office:value="1.2093073128887" calcext:value-type="float">
            <text:p>1.2093073128887</text:p>
          </table:table-cell>
          <table:table-cell table:number-columns-repeated="2" office:value-type="float" office:value="0.193008792622775" calcext:value-type="float">
            <text:p>0.193008792622775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2" office:value-type="float" office:value="1.26144477110458" calcext:value-type="float">
            <text:p>1.26144477110458</text:p>
          </table:table-cell>
          <table:table-cell office:value-type="float" office:value="1.20978580428391" calcext:value-type="float">
            <text:p>1.20978580428391</text:p>
          </table:table-cell>
          <table:table-cell office:value-type="float" office:value="1.20747585048299" calcext:value-type="float">
            <text:p>1.20747585048299</text:p>
          </table:table-cell>
          <table:table-cell table:number-columns-repeated="2" office:value-type="float" office:value="0.191096178076439" calcext:value-type="float">
            <text:p>0.191096178076439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2" office:value-type="float" office:value="1.26044023863403" calcext:value-type="float">
            <text:p>1.26044023863403</text:p>
          </table:table-cell>
          <table:table-cell office:value-type="float" office:value="1.20571898786258" calcext:value-type="float">
            <text:p>1.20571898786258</text:p>
          </table:table-cell>
          <table:table-cell office:value-type="float" office:value="1.21024480559556" calcext:value-type="float">
            <text:p>1.21024480559556</text:p>
          </table:table-cell>
          <table:table-cell table:number-columns-repeated="2" office:value-type="float" office:value="0.189261468833573" calcext:value-type="float">
            <text:p>0.189261468833573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.25947580645161" calcext:value-type="float">
            <text:p>1.25947580645161</text:p>
          </table:table-cell>
          <table:table-cell office:value-type="float" office:value="1.26149193548387" calcext:value-type="float">
            <text:p>1.26149193548387</text:p>
          </table:table-cell>
          <table:table-cell office:value-type="float" office:value="1.19737903225806" calcext:value-type="float">
            <text:p>1.19737903225806</text:p>
          </table:table-cell>
          <table:table-cell office:value-type="float" office:value="1.20423387096774" calcext:value-type="float">
            <text:p>1.20423387096774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2" office:value-type="float" office:value="1.25854912037952" calcext:value-type="float">
            <text:p>1.25854912037952</text:p>
          </table:table-cell>
          <table:table-cell office:value-type="float" office:value="1.20458588653884" calcext:value-type="float">
            <text:p>1.20458588653884</text:p>
          </table:table-cell>
          <table:table-cell office:value-type="float" office:value="1.20676022929433" calcext:value-type="float">
            <text:p>1.20676022929433</text:p>
          </table:table-cell>
          <table:table-cell table:number-columns-repeated="2" office:value-type="float" office:value="0.185807471832378" calcext:value-type="float">
            <text:p>0.185807471832378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1.25571927103529" calcext:value-type="float">
            <text:p>1.25571927103529</text:p>
          </table:table-cell>
          <table:table-cell office:value-type="float" office:value="1.25765800697945" calcext:value-type="float">
            <text:p>1.25765800697945</text:p>
          </table:table-cell>
          <table:table-cell office:value-type="float" office:value="1.20065917022102" calcext:value-type="float">
            <text:p>1.20065917022102</text:p>
          </table:table-cell>
          <table:table-cell office:value-type="float" office:value="1.20938348196976" calcext:value-type="float">
            <text:p>1.20938348196976</text:p>
          </table:table-cell>
          <table:table-cell table:number-columns-repeated="2" office:value-type="float" office:value="0.184179914695618" calcext:value-type="float">
            <text:p>0.184179914695618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1.25489823093019" calcext:value-type="float">
            <text:p>1.25489823093019</text:p>
          </table:table-cell>
          <table:table-cell office:value-type="float" office:value="1.25680045653414" calcext:value-type="float">
            <text:p>1.25680045653414</text:p>
          </table:table-cell>
          <table:table-cell office:value-type="float" office:value="1.20962526155602" calcext:value-type="float">
            <text:p>1.20962526155602</text:p>
          </table:table-cell>
          <table:table-cell office:value-type="float" office:value="1.20981548411642" calcext:value-type="float">
            <text:p>1.20981548411642</text:p>
          </table:table-cell>
          <table:table-cell table:number-columns-repeated="2" office:value-type="float" office:value="0.182613657979836" calcext:value-type="float">
            <text:p>0.182613657979836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1.25410754294249" calcext:value-type="float">
            <text:p>1.25410754294249</text:p>
          </table:table-cell>
          <table:table-cell office:value-type="float" office:value="1.25597460791636" calcext:value-type="float">
            <text:p>1.25597460791636</text:p>
          </table:table-cell>
          <table:table-cell office:value-type="float" office:value="1.21209858103062" calcext:value-type="float">
            <text:p>1.21209858103062</text:p>
          </table:table-cell>
          <table:table-cell office:value-type="float" office:value="1.20612397311426" calcext:value-type="float">
            <text:p>1.20612397311426</text:p>
          </table:table-cell>
          <table:table-cell table:number-columns-repeated="2" office:value-type="float" office:value="0.181105302464526" calcext:value-type="float">
            <text:p>0.181105302464526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2" office:value-type="float" office:value="1.25517873510541" calcext:value-type="float">
            <text:p>1.25517873510541</text:p>
          </table:table-cell>
          <table:table-cell office:value-type="float" office:value="1.20458295142072" calcext:value-type="float">
            <text:p>1.20458295142072</text:p>
          </table:table-cell>
          <table:table-cell office:value-type="float" office:value="1.20659945004583" calcext:value-type="float">
            <text:p>1.20659945004583</text:p>
          </table:table-cell>
          <table:table-cell table:number-columns-repeated="2" office:value-type="float" office:value="0.179651695692026" calcext:value-type="float">
            <text:p>0.179651695692026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2" office:value-type="float" office:value="1.25441123514584" calcext:value-type="float">
            <text:p>1.25441123514584</text:p>
          </table:table-cell>
          <table:table-cell office:value-type="float" office:value="1.19913575801224" calcext:value-type="float">
            <text:p>1.19913575801224</text:p>
          </table:table-cell>
          <table:table-cell office:value-type="float" office:value="1.20507742167807" calcext:value-type="float">
            <text:p>1.20507742167807</text:p>
          </table:table-cell>
          <table:table-cell table:number-columns-repeated="2" office:value-type="float" office:value="0.178249909974793" calcext:value-type="float">
            <text:p>0.178249909974793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1.25367061737131" calcext:value-type="float">
            <text:p>1.25367061737131</text:p>
          </table:table-cell>
          <table:table-cell office:value-type="float" office:value="1.25190164514417" calcext:value-type="float">
            <text:p>1.25190164514417</text:p>
          </table:table-cell>
          <table:table-cell office:value-type="float" office:value="1.20166283389351" calcext:value-type="float">
            <text:p>1.20166283389351</text:p>
          </table:table-cell>
          <table:table-cell office:value-type="float" office:value="1.21121528392004" calcext:value-type="float">
            <text:p>1.21121528392004</text:p>
          </table:table-cell>
          <table:table-cell table:number-columns-repeated="2" office:value-type="float" office:value="0.176897222713603" calcext:value-type="float">
            <text:p>0.176897222713603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1.25295549374131" calcext:value-type="float">
            <text:p>1.25295549374131</text:p>
          </table:table-cell>
          <table:table-cell office:value-type="float" office:value="1.25121696801113" calcext:value-type="float">
            <text:p>1.25121696801113</text:p>
          </table:table-cell>
          <table:table-cell office:value-type="float" office:value="1.20410292072323" calcext:value-type="float">
            <text:p>1.20410292072323</text:p>
          </table:table-cell>
          <table:table-cell office:value-type="float" office:value="1.20584144645341" calcext:value-type="float">
            <text:p>1.20584144645341</text:p>
          </table:table-cell>
          <table:table-cell table:number-columns-repeated="2" office:value-type="float" office:value="0.175591098748261" calcext:value-type="float">
            <text:p>0.175591098748261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1.25226457015895" calcext:value-type="float">
            <text:p>1.25226457015895</text:p>
          </table:table-cell>
          <table:table-cell office:value-type="float" office:value="1.25055546060502" calcext:value-type="float">
            <text:p>1.25055546060502</text:p>
          </table:table-cell>
          <table:table-cell office:value-type="float" office:value="1.20834045462314" calcext:value-type="float">
            <text:p>1.20834045462314</text:p>
          </table:table-cell>
          <table:table-cell office:value-type="float" office:value="1.21380960519569" calcext:value-type="float">
            <text:p>1.21380960519569</text:p>
          </table:table-cell>
          <table:table-cell table:number-columns-repeated="2" office:value-type="float" office:value="0.172620064946163" calcext:value-type="float">
            <text:p>0.172620064946163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2" office:value-type="float" office:value="1.24991596638655" calcext:value-type="float">
            <text:p>1.24991596638655</text:p>
          </table:table-cell>
          <table:table-cell office:value-type="float" office:value="1.20672268907563" calcext:value-type="float">
            <text:p>1.20672268907563</text:p>
          </table:table-cell>
          <table:table-cell office:value-type="float" office:value="1.20487394957983" calcext:value-type="float">
            <text:p>1.20487394957983</text:p>
          </table:table-cell>
          <table:table-cell table:number-columns-repeated="2" office:value-type="float" office:value="0.171428571428571" calcext:value-type="float">
            <text:p>0.171428571428571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1.24929740452967" calcext:value-type="float">
            <text:p>1.24929740452967</text:p>
          </table:table-cell>
          <table:table-cell office:value-type="float" office:value="1.24764423871714" calcext:value-type="float">
            <text:p>1.24764423871714</text:p>
          </table:table-cell>
          <table:table-cell office:value-type="float" office:value="1.20350471152257" calcext:value-type="float">
            <text:p>1.20350471152257</text:p>
          </table:table-cell>
          <table:table-cell office:value-type="float" office:value="1.20697635972888" calcext:value-type="float">
            <text:p>1.20697635972888</text:p>
          </table:table-cell>
          <table:table-cell table:number-columns-repeated="2" office:value-type="float" office:value="0.170276078690693" calcext:value-type="float">
            <text:p>0.170276078690693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1.24869876382563" calcext:value-type="float">
            <text:p>1.24869876382563</text:p>
          </table:table-cell>
          <table:table-cell office:value-type="float" office:value="1.24707221860768" calcext:value-type="float">
            <text:p>1.24707221860768</text:p>
          </table:table-cell>
          <table:table-cell office:value-type="float" office:value="1.20575797007157" calcext:value-type="float">
            <text:p>1.20575797007157</text:p>
          </table:table-cell>
          <table:table-cell office:value-type="float" office:value="1.20201691607027" calcext:value-type="float">
            <text:p>1.20201691607027</text:p>
          </table:table-cell>
          <table:table-cell table:number-columns-repeated="2" office:value-type="float" office:value="0.169160702667534" calcext:value-type="float">
            <text:p>0.169160702667534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1.24811909716664" calcext:value-type="float">
            <text:p>1.24811909716664</text:p>
          </table:table-cell>
          <table:table-cell office:value-type="float" office:value="1.24651832879782" calcext:value-type="float">
            <text:p>1.24651832879782</text:p>
          </table:table-cell>
          <table:table-cell office:value-type="float" office:value="1.20265727549224" calcext:value-type="float">
            <text:p>1.20265727549224</text:p>
          </table:table-cell>
          <table:table-cell office:value-type="float" office:value="1.20777973427245" calcext:value-type="float">
            <text:p>1.20777973427245</text:p>
          </table:table-cell>
          <table:table-cell table:number-columns-repeated="2" office:value-type="float" office:value="0.168080678725788" calcext:value-type="float">
            <text:p>0.168080678725788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1.24755751654586" calcext:value-type="float">
            <text:p>1.24755751654586</text:p>
          </table:table-cell>
          <table:table-cell office:value-type="float" office:value="1.24440592499212" calcext:value-type="float">
            <text:p>1.24440592499212</text:p>
          </table:table-cell>
          <table:table-cell office:value-type="float" office:value="1.2031200756382" calcext:value-type="float">
            <text:p>1.2031200756382</text:p>
          </table:table-cell>
          <table:table-cell office:value-type="float" office:value="1.20973841790104" calcext:value-type="float">
            <text:p>1.20973841790104</text:p>
          </table:table-cell>
          <table:table-cell table:number-columns-repeated="2" office:value-type="float" office:value="0.167034352347936" calcext:value-type="float">
            <text:p>0.167034352347936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1.24546159813809" calcext:value-type="float">
            <text:p>1.24546159813809</text:p>
          </table:table-cell>
          <table:table-cell office:value-type="float" office:value="1.24391000775795" calcext:value-type="float">
            <text:p>1.24391000775795</text:p>
          </table:table-cell>
          <table:table-cell office:value-type="float" office:value="1.20512024825446" calcext:value-type="float">
            <text:p>1.20512024825446</text:p>
          </table:table-cell>
          <table:table-cell office:value-type="float" office:value="1.2066718386346" calcext:value-type="float">
            <text:p>1.2066718386346</text:p>
          </table:table-cell>
          <table:table-cell table:number-columns-repeated="2" office:value-type="float" office:value="0.166020170674942" calcext:value-type="float">
            <text:p>0.166020170674942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1.24648533007335" calcext:value-type="float">
            <text:p>1.24648533007335</text:p>
          </table:table-cell>
          <table:table-cell office:value-type="float" office:value="1.24190097799511" calcext:value-type="float">
            <text:p>1.24190097799511</text:p>
          </table:table-cell>
          <table:table-cell office:value-type="float" office:value="1.20064180929095" calcext:value-type="float">
            <text:p>1.20064180929095</text:p>
          </table:table-cell>
          <table:table-cell office:value-type="float" office:value="1.2085880195599" calcext:value-type="float">
            <text:p>1.2085880195599</text:p>
          </table:table-cell>
          <table:table-cell table:number-columns-repeated="2" office:value-type="float" office:value="0.165036674816626" calcext:value-type="float">
            <text:p>0.165036674816626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1.24597320487731" calcext:value-type="float">
            <text:p>1.24597320487731</text:p>
          </table:table-cell>
          <table:table-cell office:value-type="float" office:value="1.23995182899292" calcext:value-type="float">
            <text:p>1.23995182899292</text:p>
          </table:table-cell>
          <table:table-cell office:value-type="float" office:value="1.20608158964323" calcext:value-type="float">
            <text:p>1.20608158964323</text:p>
          </table:table-cell>
          <table:table-cell office:value-type="float" office:value="1.20547945205479" calcext:value-type="float">
            <text:p>1.20547945205479</text:p>
          </table:table-cell>
          <table:table-cell office:value-type="float" office:value="0.166189974409152" calcext:value-type="float">
            <text:p>0.166189974409152</text:p>
          </table:table-cell>
          <table:table-cell office:value-type="float" office:value="0.165587836820714" calcext:value-type="float">
            <text:p>0.165587836820714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1.2439928804509" calcext:value-type="float">
            <text:p>1.2439928804509</text:p>
          </table:table-cell>
          <table:table-cell office:value-type="float" office:value="1.23805992287155" calcext:value-type="float">
            <text:p>1.23805992287155</text:p>
          </table:table-cell>
          <table:table-cell office:value-type="float" office:value="1.20305547315337" calcext:value-type="float">
            <text:p>1.20305547315337</text:p>
          </table:table-cell>
          <table:table-cell office:value-type="float" office:value="1.20246217739543" calcext:value-type="float">
            <text:p>1.20246217739543</text:p>
          </table:table-cell>
          <table:table-cell office:value-type="float" office:value="0.165381192524473" calcext:value-type="float">
            <text:p>0.165381192524473</text:p>
          </table:table-cell>
          <table:table-cell office:value-type="float" office:value="0.164787896766538" calcext:value-type="float">
            <text:p>0.164787896766538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float" office:value="1.24206987282561" calcext:value-type="float">
            <text:p>1.24206987282561</text:p>
          </table:table-cell>
          <table:table-cell office:value-type="float" office:value="1.23768454904254" calcext:value-type="float">
            <text:p>1.23768454904254</text:p>
          </table:table-cell>
          <table:table-cell office:value-type="float" office:value="1.20494079812893" calcext:value-type="float">
            <text:p>1.20494079812893</text:p>
          </table:table-cell>
          <table:table-cell office:value-type="float" office:value="1.20771816985821" calcext:value-type="float">
            <text:p>1.20771816985821</text:p>
          </table:table-cell>
          <table:table-cell office:value-type="float" office:value="0.166203771378453" calcext:value-type="float">
            <text:p>0.166203771378453</text:p>
          </table:table-cell>
          <table:table-cell office:value-type="float" office:value="0.165765239000146" calcext:value-type="float">
            <text:p>0.165765239000146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1.24164265129683" calcext:value-type="float">
            <text:p>1.24164265129683</text:p>
          </table:table-cell>
          <table:table-cell office:value-type="float" office:value="1.23587896253602" calcext:value-type="float">
            <text:p>1.23587896253602</text:p>
          </table:table-cell>
          <table:table-cell office:value-type="float" office:value="1.2021613832853" calcext:value-type="float">
            <text:p>1.2021613832853</text:p>
          </table:table-cell>
          <table:table-cell office:value-type="float" office:value="1.20634005763689" calcext:value-type="float">
            <text:p>1.20634005763689</text:p>
          </table:table-cell>
          <table:table-cell office:value-type="float" office:value="0.167146974063401" calcext:value-type="float">
            <text:p>0.167146974063401</text:p>
          </table:table-cell>
          <table:table-cell office:value-type="float" office:value="0.16657060518732" calcext:value-type="float">
            <text:p>0.16657060518732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1.23980679073732" calcext:value-type="float">
            <text:p>1.23980679073732</text:p>
          </table:table-cell>
          <table:table-cell office:value-type="float" office:value="1.23554482170763" calcext:value-type="float">
            <text:p>1.23554482170763</text:p>
          </table:table-cell>
          <table:table-cell office:value-type="float" office:value="1.1977553629777" calcext:value-type="float">
            <text:p>1.1977553629777</text:p>
          </table:table-cell>
          <table:table-cell office:value-type="float" office:value="1.2082682199176" calcext:value-type="float">
            <text:p>1.2082682199176</text:p>
          </table:table-cell>
          <table:table-cell office:value-type="float" office:value="0.167921579769854" calcext:value-type="float">
            <text:p>0.167921579769854</text:p>
          </table:table-cell>
          <table:table-cell office:value-type="float" office:value="0.167495382866885" calcext:value-type="float">
            <text:p>0.167495382866885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1.23942280750911" calcext:value-type="float">
            <text:p>1.23942280750911</text:p>
          </table:table-cell>
          <table:table-cell office:value-type="float" office:value="1.2338189969179" calcext:value-type="float">
            <text:p>1.2338189969179</text:p>
          </table:table-cell>
          <table:table-cell office:value-type="float" office:value="1.19515270383861" calcext:value-type="float">
            <text:p>1.19515270383861</text:p>
          </table:table-cell>
          <table:table-cell office:value-type="float" office:value="1.20229756234239" calcext:value-type="float">
            <text:p>1.20229756234239</text:p>
          </table:table-cell>
          <table:table-cell office:value-type="float" office:value="0.168814794059961" calcext:value-type="float">
            <text:p>0.168814794059961</text:p>
          </table:table-cell>
          <table:table-cell office:value-type="float" office:value="0.168254413000841" calcext:value-type="float">
            <text:p>0.168254413000841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1.23766754179909" calcext:value-type="float">
            <text:p>1.23766754179909</text:p>
          </table:table-cell>
          <table:table-cell office:value-type="float" office:value="1.23214038966423" calcext:value-type="float">
            <text:p>1.23214038966423</text:p>
          </table:table-cell>
          <table:table-cell office:value-type="float" office:value="1.19856294044494" calcext:value-type="float">
            <text:p>1.19856294044494</text:p>
          </table:table-cell>
          <table:table-cell office:value-type="float" office:value="1.19953019206854" calcext:value-type="float">
            <text:p>1.19953019206854</text:p>
          </table:table-cell>
          <table:table-cell office:value-type="float" office:value="0.169545391736908" calcext:value-type="float">
            <text:p>0.169545391736908</text:p>
          </table:table-cell>
          <table:table-cell office:value-type="float" office:value="0.168992676523421" calcext:value-type="float">
            <text:p>0.168992676523421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1.23595965103599" calcext:value-type="float">
            <text:p>1.23595965103599</text:p>
          </table:table-cell>
          <table:table-cell office:value-type="float" office:value="1.23187022900763" calcext:value-type="float">
            <text:p>1.23187022900763</text:p>
          </table:table-cell>
          <table:table-cell office:value-type="float" office:value="1.19888222464558" calcext:value-type="float">
            <text:p>1.19888222464558</text:p>
          </table:table-cell>
          <table:table-cell office:value-type="float" office:value="1.19697382769902" calcext:value-type="float">
            <text:p>1.19697382769902</text:p>
          </table:table-cell>
          <table:table-cell office:value-type="float" office:value="0.168756815703381" calcext:value-type="float">
            <text:p>0.168756815703381</text:p>
          </table:table-cell>
          <table:table-cell office:value-type="float" office:value="0.168347873500545" calcext:value-type="float">
            <text:p>0.168347873500545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1.23429724277068" calcext:value-type="float">
            <text:p>1.23429724277068</text:p>
          </table:table-cell>
          <table:table-cell office:value-type="float" office:value="1.23160726294553" calcext:value-type="float">
            <text:p>1.23160726294553</text:p>
          </table:table-cell>
          <table:table-cell office:value-type="float" office:value="1.19919300605245" calcext:value-type="float">
            <text:p>1.19919300605245</text:p>
          </table:table-cell>
          <table:table-cell office:value-type="float" office:value="1.19300605245461" calcext:value-type="float">
            <text:p>1.19300605245461</text:p>
          </table:table-cell>
          <table:table-cell office:value-type="float" office:value="0.169468728984533" calcext:value-type="float">
            <text:p>0.169468728984533</text:p>
          </table:table-cell>
          <table:table-cell office:value-type="float" office:value="0.169199731002017" calcext:value-type="float">
            <text:p>0.169199731002017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1.23360764534112" calcext:value-type="float">
            <text:p>1.23360764534112</text:p>
          </table:table-cell>
          <table:table-cell office:value-type="float" office:value="1.23068754977436" calcext:value-type="float">
            <text:p>1.23068754977436</text:p>
          </table:table-cell>
          <table:table-cell office:value-type="float" office:value="1.20307937350677" calcext:value-type="float">
            <text:p>1.20307937350677</text:p>
          </table:table-cell>
          <table:table-cell office:value-type="float" office:value="1.18847889567295" calcext:value-type="float">
            <text:p>1.18847889567295</text:p>
          </table:table-cell>
          <table:table-cell table:number-columns-repeated="2" office:value-type="float" office:value="0.169365542872312" calcext:value-type="float">
            <text:p>0.169365542872312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1.23345997641818" calcext:value-type="float">
            <text:p>1.23345997641818</text:p>
          </table:table-cell>
          <table:table-cell office:value-type="float" office:value="1.2305777544871" calcext:value-type="float">
            <text:p>1.2305777544871</text:p>
          </table:table-cell>
          <table:table-cell table:number-columns-repeated="2" office:value-type="float" office:value="1.19179876850518" calcext:value-type="float">
            <text:p>1.19179876850518</text:p>
          </table:table-cell>
          <table:table-cell table:number-columns-repeated="2" office:value-type="float" office:value="0.168609982968689" calcext:value-type="float">
            <text:p>0.168609982968689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1.23473874806001" calcext:value-type="float">
            <text:p>1.23473874806001</text:p>
          </table:table-cell>
          <table:table-cell office:value-type="float" office:value="1.23189342990171" calcext:value-type="float">
            <text:p>1.23189342990171</text:p>
          </table:table-cell>
          <table:table-cell office:value-type="float" office:value="1.19076564924987" calcext:value-type="float">
            <text:p>1.19076564924987</text:p>
          </table:table-cell>
          <table:table-cell office:value-type="float" office:value="1.19503362648733" calcext:value-type="float">
            <text:p>1.19503362648733</text:p>
          </table:table-cell>
          <table:table-cell table:number-columns-repeated="2" office:value-type="float" office:value="0.167873771339886" calcext:value-type="float">
            <text:p>0.167873771339886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1.2331758396118" calcext:value-type="float">
            <text:p>1.2331758396118</text:p>
          </table:table-cell>
          <table:table-cell office:value-type="float" office:value="1.2317711658792" calcext:value-type="float">
            <text:p>1.2317711658792</text:p>
          </table:table-cell>
          <table:table-cell office:value-type="float" office:value="1.19678202017622" calcext:value-type="float">
            <text:p>1.19678202017622</text:p>
          </table:table-cell>
          <table:table-cell office:value-type="float" office:value="1.19256799897842" calcext:value-type="float">
            <text:p>1.19256799897842</text:p>
          </table:table-cell>
          <table:table-cell table:number-columns-repeated="2" office:value-type="float" office:value="0.165751500446942" calcext:value-type="float">
            <text:p>0.165751500446942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1.2344262295082" calcext:value-type="float">
            <text:p>1.2344262295082</text:p>
          </table:table-cell>
          <table:table-cell office:value-type="float" office:value="1.23165195460277" calcext:value-type="float">
            <text:p>1.23165195460277</text:p>
          </table:table-cell>
          <table:table-cell office:value-type="float" office:value="1.19293820933165" calcext:value-type="float">
            <text:p>1.19293820933165</text:p>
          </table:table-cell>
          <table:table-cell office:value-type="float" office:value="1.19155107187894" calcext:value-type="float">
            <text:p>1.19155107187894</text:p>
          </table:table-cell>
          <table:table-cell office:value-type="float" office:value="0.163682219419924" calcext:value-type="float">
            <text:p>0.163682219419924</text:p>
          </table:table-cell>
          <table:table-cell office:value-type="float" office:value="0.165069356872636" calcext:value-type="float">
            <text:p>0.165069356872636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float" office:value="1.23427575040478" calcext:value-type="float">
            <text:p>1.23427575040478</text:p>
          </table:table-cell>
          <table:table-cell office:value-type="float" office:value="1.23153568314859" calcext:value-type="float">
            <text:p>1.23153568314859</text:p>
          </table:table-cell>
          <table:table-cell office:value-type="float" office:value="1.18918918918919" calcext:value-type="float">
            <text:p>1.18918918918919</text:p>
          </table:table-cell>
          <table:table-cell office:value-type="float" office:value="1.18644912193299" calcext:value-type="float">
            <text:p>1.18644912193299</text:p>
          </table:table-cell>
          <table:table-cell office:value-type="float" office:value="0.163034001743679" calcext:value-type="float">
            <text:p>0.163034001743679</text:p>
          </table:table-cell>
          <table:table-cell office:value-type="float" office:value="0.164404035371777" calcext:value-type="float">
            <text:p>0.164404035371777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float" office:value="1.23412893700787" calcext:value-type="float">
            <text:p>1.23412893700787</text:p>
          </table:table-cell>
          <table:table-cell office:value-type="float" office:value="1.23277559055118" calcext:value-type="float">
            <text:p>1.23277559055118</text:p>
          </table:table-cell>
          <table:table-cell office:value-type="float" office:value="1.18553149606299" calcext:value-type="float">
            <text:p>1.18553149606299</text:p>
          </table:table-cell>
          <table:table-cell office:value-type="float" office:value="1.18688484251969" calcext:value-type="float">
            <text:p>1.18688484251969</text:p>
          </table:table-cell>
          <table:table-cell office:value-type="float" office:value="0.16240157480315" calcext:value-type="float">
            <text:p>0.16240157480315</text:p>
          </table:table-cell>
          <table:table-cell office:value-type="float" office:value="0.163754921259843" calcext:value-type="float">
            <text:p>0.163754921259843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</text:p>
          </table:table-cell>
        </table:table-row>
        <table:table-row table:style-name="ro1">
          <table:table-cell office:value-type="float" office:value="8227" calcext:value-type="float">
            <text:p>8227</text:p>
          </table:table-cell>
          <table:table-cell office:value-type="float" office:value="1.23532271788015" calcext:value-type="float">
            <text:p>1.23532271788015</text:p>
          </table:table-cell>
          <table:table-cell office:value-type="float" office:value="1.23264859608606" calcext:value-type="float">
            <text:p>1.23264859608606</text:p>
          </table:table-cell>
          <table:table-cell table:number-columns-repeated="2" office:value-type="float" office:value="1.18597301568008" calcext:value-type="float">
            <text:p>1.18597301568008</text:p>
          </table:table-cell>
          <table:table-cell table:number-columns-repeated="2" office:value-type="float" office:value="0.161784368542604" calcext:value-type="float">
            <text:p>0.161784368542604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</text:p>
          </table:table-cell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1.23516694691328" calcext:value-type="float">
            <text:p>1.23516694691328</text:p>
          </table:table-cell>
          <table:table-cell office:value-type="float" office:value="1.23384578429018" calcext:value-type="float">
            <text:p>1.23384578429018</text:p>
          </table:table-cell>
          <table:table-cell office:value-type="float" office:value="1.17847705981264" calcext:value-type="float">
            <text:p>1.17847705981264</text:p>
          </table:table-cell>
          <table:table-cell office:value-type="float" office:value="1.18772519817439" calcext:value-type="float">
            <text:p>1.18772519817439</text:p>
          </table:table-cell>
          <table:table-cell office:value-type="float" office:value="0.159860677396109" calcext:value-type="float">
            <text:p>0.159860677396109</text:p>
          </table:table-cell>
          <table:table-cell office:value-type="float" office:value="0.161181840019217" calcext:value-type="float">
            <text:p>0.161181840019217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</text:p>
          </table:table-cell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float" office:value="1.23632047477745" calcext:value-type="float">
            <text:p>1.23632047477745</text:p>
          </table:table-cell>
          <table:table-cell office:value-type="float" office:value="1.23370919881306" calcext:value-type="float">
            <text:p>1.23370919881306</text:p>
          </table:table-cell>
          <table:table-cell office:value-type="float" office:value="1.17899109792285" calcext:value-type="float">
            <text:p>1.17899109792285</text:p>
          </table:table-cell>
          <table:table-cell office:value-type="float" office:value="1.18682492581602" calcext:value-type="float">
            <text:p>1.18682492581602</text:p>
          </table:table-cell>
          <table:table-cell office:value-type="float" office:value="0.159287833827893" calcext:value-type="float">
            <text:p>0.159287833827893</text:p>
          </table:table-cell>
          <table:table-cell office:value-type="float" office:value="0.160593471810089" calcext:value-type="float">
            <text:p>0.160593471810089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0000100000001011010000000011001010111000100011100010100111011011110010010101010000110110011010110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101110110101101111010101001001000000110110101011001000110101000110000100001110011010001010101110110</text:p>
          </table:table-cell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float" office:value="1.23615673392773" calcext:value-type="float">
            <text:p>1.23615673392773</text:p>
          </table:table-cell>
          <table:table-cell office:value-type="float" office:value="1.23357578601595" calcext:value-type="float">
            <text:p>1.23357578601595</text:p>
          </table:table-cell>
          <table:table-cell office:value-type="float" office:value="1.1777334584702" calcext:value-type="float">
            <text:p>1.1777334584702</text:p>
          </table:table-cell>
          <table:table-cell office:value-type="float" office:value="1.18172219615204" calcext:value-type="float">
            <text:p>1.18172219615204</text:p>
          </table:table-cell>
          <table:table-cell office:value-type="float" office:value="0.158728296574378" calcext:value-type="float">
            <text:p>0.158728296574378</text:p>
          </table:table-cell>
          <table:table-cell office:value-type="float" office:value="0.160018770530268" calcext:value-type="float">
            <text:p>0.160018770530268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000010000000101101000000001100101011100010001110001010011101101111001001010101000011011001101011010011100010001100001001110000101011010110011010011101101110011000000110111100010100100110100011110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101110110101101111010101001001000000110110101011001000110101000110000100001110011010001010101110110011000101110000001110110110011101001111000000100100110000111011111111100000110110011010011010101000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float" office:value="1.23727241099385" calcext:value-type="float">
            <text:p>1.23727241099385</text:p>
          </table:table-cell>
          <table:table-cell office:value-type="float" office:value="1.23344543662299" calcext:value-type="float">
            <text:p>1.23344543662299</text:p>
          </table:table-cell>
          <table:table-cell office:value-type="float" office:value="1.17812826162588" calcext:value-type="float">
            <text:p>1.17812826162588</text:p>
          </table:table-cell>
          <table:table-cell office:value-type="float" office:value="1.18334686304071" calcext:value-type="float">
            <text:p>1.18334686304071</text:p>
          </table:table-cell>
          <table:table-cell office:value-type="float" office:value="0.158181607329236" calcext:value-type="float">
            <text:p>0.158181607329236</text:p>
          </table:table-cell>
          <table:table-cell office:value-type="float" office:value="0.159457265452859" calcext:value-type="float">
            <text:p>0.159457265452859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000010000000101101000000001100101011100010001110001010011101101111001001010101000011011001101011010011100010001100001001110000101011010110011010011101101110011000000110111100010100100110100011110011101111100110110011100000001110110011001101101001011011111111110101100100100101000000100100101110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101110110101101111010101001001000000110110101011001000110101000110000100001110011010001010101110110011000101110000001110110110011101001111000000100100110000111011111111100000110110011010011010101000111110100110101000101100001100111011111101011000110001011110111100011111001001011011010000101110011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float" office:value="1.23710158220592" calcext:value-type="float">
            <text:p>1.23710158220592</text:p>
          </table:table-cell>
          <table:table-cell office:value-type="float" office:value="1.23457922494841" calcext:value-type="float">
            <text:p>1.23457922494841</text:p>
          </table:table-cell>
          <table:table-cell office:value-type="float" office:value="1.18390277459298" calcext:value-type="float">
            <text:p>1.18390277459298</text:p>
          </table:table-cell>
          <table:table-cell office:value-type="float" office:value="1.18780096308186" calcext:value-type="float">
            <text:p>1.18780096308186</text:p>
          </table:table-cell>
          <table:table-cell office:value-type="float" office:value="0.156386149965604" calcext:value-type="float">
            <text:p>0.156386149965604</text:p>
          </table:table-cell>
          <table:table-cell office:value-type="float" office:value="0.157647328594359" calcext:value-type="float">
            <text:p>0.157647328594359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0000100000001011010000000011001010111000100011100010100111011011110010010101010000110110011010110100111000100011000010011100001010110101100110100111011011100110000001101111000101001001101000111100111011111001101100111000000011101100110011011010010110111111111101011001001001010000001001001011100110011111111001011100110001010100010001101010011010010100011000001101101100111111000110010011010100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101110110101101111010101001001000000110110101011001000110101000110000100001110011010001010101110110011000101110000001110110110011101001111000000100100110000111011111111100000110110011010011010101000111110100110101000101100001100111011111101011000110001011110111100011111001001011011010000101110011100101000001010111000110000000010000000101110000100011000010111010100101100011001011001001101010001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1.23568756376828" calcext:value-type="float">
            <text:p>1.23568756376828</text:p>
          </table:table-cell>
          <table:table-cell office:value-type="float" office:value="1.23319351547444" calcext:value-type="float">
            <text:p>1.23319351547444</text:p>
          </table:table-cell>
          <table:table-cell office:value-type="float" office:value="1.18399274458678" calcext:value-type="float">
            <text:p>1.18399274458678</text:p>
          </table:table-cell>
          <table:table-cell office:value-type="float" office:value="1.18512640290217" calcext:value-type="float">
            <text:p>1.18512640290217</text:p>
          </table:table-cell>
          <table:table-cell office:value-type="float" office:value="0.155878018365265" calcext:value-type="float">
            <text:p>0.155878018365265</text:p>
          </table:table-cell>
          <table:table-cell office:value-type="float" office:value="0.157125042512187" calcext:value-type="float">
            <text:p>0.157125042512187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0000100000001011010000000011001010111000100011100010100111011011110010010101010000110110011010110100111000100011000010011100001010110101100110100111011011100110000001101111000101001001101000111100111011111001101100111000000011101100110011011010010110111111111101011001001001010000001001001011100110011111111001011100110001010100010001101010011010010100011000001101101100111111000110010011010100000111101111011010100010101100100111110101011101001001101101101111001111011101101111011000110000110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101110110101101111010101001001000000110110101011001000110101000110000100001110011010001010101110110011000101110000001110110110011101001111000000100100110000111011111111100000110110011010011010101000111110100110101000101100001100111011111101011000110001011110111100011111001001011011010000101110011100101000001010111000110000000010000000101110000100011000010111010100101100011001011001001101010001100000111101110101010101100010100001101110001001111111100000011110100100010000001001110100110001110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1.23553811659193" calcext:value-type="float">
            <text:p>1.23553811659193</text:p>
          </table:table-cell>
          <table:table-cell office:value-type="float" office:value="1.23307174887892" calcext:value-type="float">
            <text:p>1.23307174887892</text:p>
          </table:table-cell>
          <table:table-cell office:value-type="float" office:value="1.18015695067265" calcext:value-type="float">
            <text:p>1.18015695067265</text:p>
          </table:table-cell>
          <table:table-cell office:value-type="float" office:value="1.18127802690583" calcext:value-type="float">
            <text:p>1.18127802690583</text:p>
          </table:table-cell>
          <table:table-cell office:value-type="float" office:value="0.155381165919282" calcext:value-type="float">
            <text:p>0.155381165919282</text:p>
          </table:table-cell>
          <table:table-cell office:value-type="float" office:value="0.156614349775785" calcext:value-type="float">
            <text:p>0.156614349775785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0000100000001011010000000011001010111000100011100010100111011011110010010101010000110110011010110100111000100011000010011100001010110101100110100111011011100110000001101111000101001001101000111100111011111001101100111000000011101100110011011010010110111111111101011001001001010000001001001011100110011111111001011100110001010100010001101010011010010100011000001101101100111111000110010011010100000111101111011010100010101100100111110101011101001001101101101111001111011101101111011000110000110010111000100111000011000011111110110001010001101101001111001000011110000101101010111011110010101110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101110110101101111010101001001000000110110101011001000110101000110000100001110011010001010101110110011000101110000001110110110011101001111000000100100110000111011111111100000110110011010011010101000111110100110101000101100001100111011111101011000110001011110111100011111001001011011010000101110011100101000001010111000110000000010000000101110000100011000010111010100101100011001011001001101010001100000111101110101010101100010100001101110001001111111100000011110100100010000001001110100110001110100111110111110111100011001001100100111100100101101101111000111110010110100111010010111011010101111</text:p>
          </table:table-cell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float" office:value="1.23539195032709" calcext:value-type="float">
            <text:p>1.23539195032709</text:p>
          </table:table-cell>
          <table:table-cell office:value-type="float" office:value="1.23417230291607" calcext:value-type="float">
            <text:p>1.23417230291607</text:p>
          </table:table-cell>
          <table:table-cell office:value-type="float" office:value="1.18172746424216" calcext:value-type="float">
            <text:p>1.18172746424216</text:p>
          </table:table-cell>
          <table:table-cell office:value-type="float" office:value="1.18294711165318" calcext:value-type="float">
            <text:p>1.18294711165318</text:p>
          </table:table-cell>
          <table:table-cell office:value-type="float" office:value="0.15489522119969" calcext:value-type="float">
            <text:p>0.15489522119969</text:p>
          </table:table-cell>
          <table:table-cell office:value-type="float" office:value="0.156114868610711" calcext:value-type="float">
            <text:p>0.156114868610711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0000100000001011010000000011001010111000100011100010100111011011110010010101010000110110011010110100111000100011000010011100001010110101100110100111011011100110000001101111000101001001101000111100111011111001101100111000000011101100110011011010010110111111111101011001001001010000001001001011100110011111111001011100110001010100010001101010011010010100011000001101101100111111000110010011010100000111101111011010100010101100100111110101011101001001101101101111001111011101101111011000110000110010111000100111000011000011111110110001010001101101001111001000011110000101101010111011110010101110000111110001100110000011010001100100101100000100100100111011111001100101111110111111101100000000000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101110110101101111010101001001000000110110101011001000110101000110000100001110011010001010101110110011000101110000001110110110011101001111000000100100110000111011111111100000110110011010011010101000111110100110101000101100001100111011111101011000110001011110111100011111001001011011010000101110011100101000001010111000110000000010000000101110000100011000010111010100101100011001011001001101010001100000111101110101010101100010100001101110001001111111100000011110100100010000001001110100110001110100111110111110111100011001001100100111100100101101101111000111110010110100111010010111011010101111101010110010010011110001011000100010000011111001001101111000000001011110000011000010110000101110010</text:p>
          </table:table-cell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float" office:value="1.23524895810485" calcext:value-type="float">
            <text:p>1.23524895810485</text:p>
          </table:table-cell>
          <table:table-cell office:value-type="float" office:value="1.23404255319149" calcext:value-type="float">
            <text:p>1.23404255319149</text:p>
          </table:table-cell>
          <table:table-cell office:value-type="float" office:value="1.1779995613073" calcext:value-type="float">
            <text:p>1.1779995613073</text:p>
          </table:table-cell>
          <table:table-cell office:value-type="float" office:value="1.18710243474446" calcext:value-type="float">
            <text:p>1.18710243474446</text:p>
          </table:table-cell>
          <table:table-cell office:value-type="float" office:value="0.15321342399649" calcext:value-type="float">
            <text:p>0.15321342399649</text:p>
          </table:table-cell>
          <table:table-cell office:value-type="float" office:value="0.154419828909849" calcext:value-type="float">
            <text:p>0.154419828909849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0000100000001011010000000011001010111000100011100010100111011011110010010101010000110110011010110100111000100011000010011100001010110101100110100111011011100110000001101111000101001001101000111100111011111001101100111000000011101100110011011010010110111111111101011001001001010000001001001011100110011111111001011100110001010100010001101010011010010100011000001101101100111111000110010011010100000111101111011010100010101100100111110101011101001001101101101111001111011101101111011000110000110010111000100111000011000011111110110001010001101101001111001000011110000101101010111011110010101110000111110001100110000011010001100100101100000100100100111011111001100101111110111111101100000000000110110111101111100011000100110111110100110110101101111100110110011000100111101000111000010110010001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101110110101101111010101001001000000110110101011001000110101000110000100001110011010001010101110110011000101110000001110110110011101001111000000100100110000111011111111100000110110011010011010101000111110100110101000101100001100111011111101011000110001011110111100011111001001011011010000101110011100101000001010111000110000000010000000101110000100011000010111010100101100011001011001001101010001100000111101110101010101100010100001101110001001111111100000011110100100010000001001110100110001110100111110111110111100011001001100100111100100101101101111000111110010110100111010010111011010101111101010110010010011110001011000100010000011111001001101111000000001011110000011000010110000101110010110110100111010001111111100110000000111010110000101110110001101101110101000100101000001011101000001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float" office:value="1.23510903764782" calcext:value-type="float">
            <text:p>1.23510903764782</text:p>
          </table:table-cell>
          <table:table-cell office:value-type="float" office:value="1.23391559075621" calcext:value-type="float">
            <text:p>1.23391559075621</text:p>
          </table:table-cell>
          <table:table-cell office:value-type="float" office:value="1.18216339372898" calcext:value-type="float">
            <text:p>1.18216339372898</text:p>
          </table:table-cell>
          <table:table-cell office:value-type="float" office:value="1.18726266681133" calcext:value-type="float">
            <text:p>1.18726266681133</text:p>
          </table:table-cell>
          <table:table-cell office:value-type="float" office:value="0.152761202126505" calcext:value-type="float">
            <text:p>0.152761202126505</text:p>
          </table:table-cell>
          <table:table-cell office:value-type="float" office:value="0.153954649018119" calcext:value-type="float">
            <text:p>0.153954649018119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0000100000001011010000000011001010111000100011100010100111011011110010010101010000110110011010110100111000100011000010011100001010110101100110100111011011100110000001101111000101001001101000111100111011111001101100111000000011101100110011011010010110111111111101011001001001010000001001001011100110011111111001011100110001010100010001101010011010010100011000001101101100111111000110010011010100000111101111011010100010101100100111110101011101001001101101101111001111011101101111011000110000110010111000100111000011000011111110110001010001101101001111001000011110000101101010111011110010101110000111110001100110000011010001100100101100000100100100111011111001100101111110111111101100000000000110110111101111100011000100110111110100110110101101111100110110011000100111101000111000010110010001110001000100010001110010111110101101010110110010111100111000011111010110010100100111110100011111101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101110110101101111010101001001000000110110101011001000110101000110000100001110011010001010101110110011000101110000001110110110011101001111000000100100110000111011111111100000110110011010011010101000111110100110101000101100001100111011111101011000110001011110111100011111001001011011010000101110011100101000001010111000110000000010000000101110000100011000010111010100101100011001011001001101010001100000111101110101010101100010100001101110001001111111100000011110100100010000001001110100110001110100111110111110111100011001001100100111100100101101101111000111110010110100111010010111011010101111101010110010010011110001011000100010000011111001001101111000000001011110000011000010110000101110010110110100111010001111111100110000000111010110000101110110001101101110101000100101000001011101000001100011101001010010110011011111010001101001010111101010001010101101111101101010010010011100000011001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2" office:value-type="float" office:value="1.23497209102619" calcext:value-type="float">
            <text:p>1.23497209102619</text:p>
          </table:table-cell>
          <table:table-cell office:value-type="float" office:value="1.18623872906827" calcext:value-type="float">
            <text:p>1.18623872906827</text:p>
          </table:table-cell>
          <table:table-cell office:value-type="float" office:value="1.17593387720052" calcext:value-type="float">
            <text:p>1.17593387720052</text:p>
          </table:table-cell>
          <table:table-cell office:value-type="float" office:value="0.152318591670245" calcext:value-type="float">
            <text:p>0.152318591670245</text:p>
          </table:table-cell>
          <table:table-cell office:value-type="float" office:value="0.153499355946758" calcext:value-type="float">
            <text:p>0.153499355946758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0000100000001011010000000011001010111000100011100010100111011011110010010101010000110110011010110100111000100011000010011100001010110101100110100111011011100110000001101111000101001001101000111100111011111001101100111000000011101100110011011010010110111111111101011001001001010000001001001011100110011111111001011100110001010100010001101010011010010100011000001101101100111111000110010011010100000111101111011010100010101100100111110101011101001001101101101111001111011101101111011000110000110010111000100111000011000011111110110001010001101101001111001000011110000101101010111011110010101110000111110001100110000011010001100100101100000100100100111011111001100101111110111111101100000000000110110111101111100011000100110111110100110110101101111100110110011000100111101000111000010110010001110001000100010001110010111110101101010110110010111100111000011111010110010100100111110100011111101011011111000001111010110100101011010101001101000100110111111101011111110100101000010010011011111101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101110110101101111010101001001000000110110101011001000110101000110000100001110011010001010101110110011000101110000001110110110011101001111000000100100110000111011111111100000110110011010011010101000111110100110101000101100001100111011111101011000110001011110111100011111001001011011010000101110011100101000001010111000110000000010000000101110000100011000010111010100101100011001011001001101010001100000111101110101010101100010100001101110001001111111100000011110100100010000001001110100110001110100111110111110111100011001001100100111100100101101101111000111110010110100111010010111011010101111101010110010010011110001011000100010000011111001001101111000000001011110000011000010110000101110010110110100111010001111111100110000000111010110000101110110001101101110101000100101000001011101000001100011101001010010110011011111010001101001010111101010001010101101111101101010010010011100000011001111011011101010101001011010001101010001100110011001010111001101000111000100011010110110100100110101</text:p>
          </table:table-cell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2" office:value-type="float" office:value="1.2348380244291" calcext:value-type="float">
            <text:p>1.2348380244291</text:p>
          </table:table-cell>
          <table:table-cell office:value-type="float" office:value="1.18258098778545" calcext:value-type="float">
            <text:p>1.18258098778545</text:p>
          </table:table-cell>
          <table:table-cell office:value-type="float" office:value="1.18130642591609" calcext:value-type="float">
            <text:p>1.18130642591609</text:p>
          </table:table-cell>
          <table:table-cell office:value-type="float" office:value="0.150716941051514" calcext:value-type="float">
            <text:p>0.150716941051514</text:p>
          </table:table-cell>
          <table:table-cell office:value-type="float" office:value="0.151885289431758" calcext:value-type="float">
            <text:p>0.151885289431758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0000100000001011010000000011001010111000100011100010100111011011110010010101010000110110011010110100111000100011000010011100001010110101100110100111011011100110000001101111000101001001101000111100111011111001101100111000000011101100110011011010010110111111111101011001001001010000001001001011100110011111111001011100110001010100010001101010011010010100011000001101101100111111000110010011010100000111101111011010100010101100100111110101011101001001101101101111001111011101101111011000110000110010111000100111000011000011111110110001010001101101001111001000011110000101101010111011110010101110000111110001100110000011010001100100101100000100100100111011111001100101111110111111101100000000000110110111101111100011000100110111110100110110101101111100110110011000100111101000111000010110010001110001000100010001110010111110101101010110110010111100111000011111010110010100100111110100011111101011011111000001111010110100101011010101001101000100110111111101011111110100101000010010011011111101011111111110111110001011101010111111100000110010101110001110011111110011001111110011111110111100101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101110110101101111010101001001000000110110101011001000110101000110000100001110011010001010101110110011000101110000001110110110011101001111000000100100110000111011111111100000110110011010011010101000111110100110101000101100001100111011111101011000110001011110111100011111001001011011010000101110011100101000001010111000110000000010000000101110000100011000010111010100101100011001011001001101010001100000111101110101010101100010100001101110001001111111100000011110100100010000001001110100110001110100111110111110111100011001001100100111100100101101101111000111110010110100111010010111011010101111101010110010010011110001011000100010000011111001001101111000000001011110000011000010110000101110010110110100111010001111111100110000000111010110000101110110001101101110101000100101000001011101000001100011101001010010110011011111010001101001010111101010001010101101111101101010010010011100000011001111011011101010101001011010001101010001100110011001010111001101000111000100011010110110100100110101010110100000010011110010010110011001011100111010011001110110100010000110100011000001010000010011000</text:p>
          </table:table-cell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1.23355055707379" calcext:value-type="float">
            <text:p>1.23355055707379</text:p>
          </table:table-cell>
          <table:table-cell office:value-type="float" office:value="1.23470674795039" calcext:value-type="float">
            <text:p>1.23470674795039</text:p>
          </table:table-cell>
          <table:table-cell office:value-type="float" office:value="1.18267815850326" calcext:value-type="float">
            <text:p>1.18267815850326</text:p>
          </table:table-cell>
          <table:table-cell office:value-type="float" office:value="1.18152196762666" calcext:value-type="float">
            <text:p>1.18152196762666</text:p>
          </table:table-cell>
          <table:table-cell office:value-type="float" office:value="0.150304813958377" calcext:value-type="float">
            <text:p>0.150304813958377</text:p>
          </table:table-cell>
          <table:table-cell office:value-type="float" office:value="0.15146100483498" calcext:value-type="float">
            <text:p>0.15146100483498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00001000000010110100000000110010101110001000111000101001110110111100100101010100001101100110101101001110001000110000100111000010101101011001101001110110111001100000011011110001010010011010001111001110111110011011001110000000111011001100110110100101101111111111010110010010010100000010010010111001100111111110010111001100010101000100011010100110100101000110000011011011001111110001100100110101000001111011110110101000101011001001111101010111010010011011011011110011110111011011110110001100001100101110001001110000110000111111101100010100011011010011110010000111100001011010101110111100101011100001111100011001100000110100011001001011000001001001001110111110011001011111101111111011000000000001101101111011111000110001001101111101001101101011011111001101100110001001111010001110000101100100011100010001000100011100101111101011010101101100101111001110000111110101100101001001111101000111111010110111110000011110101101001010110101010011010001001101111111010111111101001010000100100110111111010111111111101111100010111010101111111000001100101011100011100111111100110011111100111111101111001011101111001111110100111011100101001111011001101110110010010001011111111010011101000011000010000100111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101110110101101111010101001001000000110110101011001000110101000110000100001110011010001010101110110011000101110000001110110110011101001111000000100100110000111011111111100000110110011010011010101000111110100110101000101100001100111011111101011000110001011110111100011111001001011011010000101110011100101000001010111000110000000010000000101110000100011000010111010100101100011001011001001101010001100000111101110101010101100010100001101110001001111111100000011110100100010000001001110100110001110100111110111110111100011001001100100111100100101101101111000111110010110100111010010111011010101111101010110010010011110001011000100010000011111001001101111000000001011110000011000010110000101110010110110100111010001111111100110000000111010110000101110110001101101110101000100101000001011101000001100011101001010010110011011111010001101001010111101010001010101101111101101010010010011100000011001111011011101010101001011010001101010001100110011001010111001101000111000100011010110110100100110101010110100000010011110010010110011001011100111010011001110110100010000110100011000001010000010011000111010000110110001100110010000111011100011111100011010000011100001110001001000101110011101101011110</text:p>
          </table:table-cell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2" office:value-type="float" office:value="1.23343389160512" calcext:value-type="float">
            <text:p>1.23343389160512</text:p>
          </table:table-cell>
          <table:table-cell office:value-type="float" office:value="1.18287735358369" calcext:value-type="float">
            <text:p>1.18287735358369</text:p>
          </table:table-cell>
          <table:table-cell office:value-type="float" office:value="1.18662228232602" calcext:value-type="float">
            <text:p>1.18662228232602</text:p>
          </table:table-cell>
          <table:table-cell office:value-type="float" office:value="0.149901175491522" calcext:value-type="float">
            <text:p>0.149901175491522</text:p>
          </table:table-cell>
          <table:table-cell office:value-type="float" office:value="0.1510454592739" calcext:value-type="float">
            <text:p>0.1510454592739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00001000000010110100000000110010101110001000111000101001110110111100100101010100001101100110101101001110001000110000100111000010101101011001101001110110111001100000011011110001010010011010001111001110111110011011001110000000111011001100110110100101101111111111010110010010010100000010010010111001100111111110010111001100010101000100011010100110100101000110000011011011001111110001100100110101000001111011110110101000101011001001111101010111010010011011011011110011110111011011110110001100001100101110001001110000110000111111101100010100011011010011110010000111100001011010101110111100101011100001111100011001100000110100011001001011000001001001001110111110011001011111101111111011000000000001101101111011111000110001001101111101001101101011011111001101100110001001111010001110000101100100011100010001000100011100101111101011010101101100101111001110000111110101100101001001111101000111111010110111110000011110101101001010110101010011010001001101111111010111111101001010000100100110111111010111111111101111100010111010101111111000001100101011100011100111111100110011111100111111101111001011101111001111110100111011100101001111011001101110110010010001011111111010011101000011000010000100111100100101001011101100010001100010111010000010001001100101111110000110000001111000000000111100110110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101110110101101111010101001001000000110110101011001000110101000110000100001110011010001010101110110011000101110000001110110110011101001111000000100100110000111011111111100000110110011010011010101000111110100110101000101100001100111011111101011000110001011110111100011111001001011011010000101110011100101000001010111000110000000010000000101110000100011000010111010100101100011001011001001101010001100000111101110101010101100010100001101110001001111111100000011110100100010000001001110100110001110100111110111110111100011001001100100111100100101101101111000111110010110100111010010111011010101111101010110010010011110001011000100010000011111001001101111000000001011110000011000010110000101110010110110100111010001111111100110000000111010110000101110110001101101110101000100101000001011101000001100011101001010010110011011111010001101001010111101010001010101101111101101010010010011100000011001111011011101010101001011010001101010001100110011001010111001101000111000100011010110110100100110101010110100000010011110010010110011001011100111010011001110110100010000110100011000001010000010011000111010000110110001100110010000111011100011111100011010000011100001110001001000101110011101101011110010111001110110100110111111010001011010001100001011001111001101000100001011010010001110100011110100</text:p>
          </table:table-cell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2" office:value-type="float" office:value="1.23331960461285" calcext:value-type="float">
            <text:p>1.23331960461285</text:p>
          </table:table-cell>
          <table:table-cell office:value-type="float" office:value="1.18554365733114" calcext:value-type="float">
            <text:p>1.18554365733114</text:p>
          </table:table-cell>
          <table:table-cell office:value-type="float" office:value="1.18430807248764" calcext:value-type="float">
            <text:p>1.18430807248764</text:p>
          </table:table-cell>
          <table:table-cell office:value-type="float" office:value="0.149505766062603" calcext:value-type="float">
            <text:p>0.149505766062603</text:p>
          </table:table-cell>
          <table:table-cell office:value-type="float" office:value="0.150638385502471" calcext:value-type="float">
            <text:p>0.150638385502471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000010000000101101000000001100101011100010001110001010011101101111001001010101000011011001101011010011100010001100001001110000101011010110011010011101101110011000000110111100010100100110100011110011101111100110110011100000001110110011001101101001011011111111110101100100100101000000100100101110011001111111100101110011000101010001000110101001101001010001100000110110110011111100011001001101010000011110111101101010001010110010011111010101110100100110110110111100111101110110111101100011000011001011100010011100001100001111111011000101000110110100111100100001111000010110101011101111001010111000011111000110011000001101000110010010110000010010010011101111100110010111111011111110110000000000011011011110111110001100010011011111010011011010110111110011011001100010011110100011100001011001000111000100010001000111001011111010110101011011001011110011100001111101011001010010011111010001111110101101111100000111101011010010101101010100110100010011011111110101111111010010100001001001101111110101111111111011111000101110101011111110000011001010111000111001111111001100111111001111111011110010111011110011111101001110111001010011110110011011101100100100010111111110100111010000110000100001001111001001010010111011000100011000101110100000100010011001011111100001100000011110000000001111001101100110011010111001111111001011011110011111011111111011001100100010000011101000110011101011111010000010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101110110101101111010101001001000000110110101011001000110101000110000100001110011010001010101110110011000101110000001110110110011101001111000000100100110000111011111111100000110110011010011010101000111110100110101000101100001100111011111101011000110001011110111100011111001001011011010000101110011100101000001010111000110000000010000000101110000100011000010111010100101100011001011001001101010001100000111101110101010101100010100001101110001001111111100000011110100100010000001001110100110001110100111110111110111100011001001100100111100100101101101111000111110010110100111010010111011010101111101010110010010011110001011000100010000011111001001101111000000001011110000011000010110000101110010110110100111010001111111100110000000111010110000101110110001101101110101000100101000001011101000001100011101001010010110011011111010001101001010111101010001010101101111101101010010010011100000011001111011011101010101001011010001101010001100110011001010111001101000111000100011010110110100100110101010110100000010011110010010110011001011100111010011001110110100010000110100011000001010000010011000111010000110110001100110010000111011100011111100011010000011100001110001001000101110011101101011110010111001110110100110111111010001011010001100001011001111001101000100001011010010001110100011110100000001010100000000110000000100001111100110000010100100100111001010101110110011101011100100011010001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2" office:value-type="float" office:value="1.2332076240954" calcext:value-type="float">
            <text:p>1.2332076240954</text:p>
          </table:table-cell>
          <table:table-cell office:value-type="float" office:value="1.17959433289165" calcext:value-type="float">
            <text:p>1.17959433289165</text:p>
          </table:table-cell>
          <table:table-cell office:value-type="float" office:value="1.18326368362043" calcext:value-type="float">
            <text:p>1.18326368362043</text:p>
          </table:table-cell>
          <table:table-cell office:value-type="float" office:value="0.147997146060544" calcext:value-type="float">
            <text:p>0.147997146060544</text:p>
          </table:table-cell>
          <table:table-cell office:value-type="float" office:value="0.149118336561003" calcext:value-type="float">
            <text:p>0.149118336561003</text:p>
          </table:table-cell>
          <table:table-cell office:value-type="string" calcext:value-type="string">
            <text:p>1011111000100101011001100111111111101011111101000000010001100110110100100001001000111000110110101001100011111101011110010101001100011001111001000000011001110110000100111100010111101110001101110000111010101110101101101001011101011011001101001101111100010000101101011010110101000001111010000100110101010001101001100111011111011110111111111101001101100110100010011101011111111010011000000001011100001000111110110101101101000111111110000010001101000101101100001001011001000011111000110100100101001101000001011100000011001010111011000000010101101010101001101111110101111001011111101000000001111110101111101111100100011011000011010001001111100011011111110011100110001000001110010111110011011110101101111010111101011110111101001110000001000100100101011100000111101000110110100000001010101010000010111110010100010001001001100111110010001110010001101011101100110000111011010000000111000000111000110001111011010011001011101110001100010100011001110010000100111101110101110110111101000100011001010110101000011011111110110010110000000101100000111101101000011001111101000100100010001011011000011000110111000010011010000011000001010010010010000001000011011100010011101011011110100010111100101011100011000011001000001011000111000110101000110001100100010101110110011101100100000101111110000110001100011011101101101000010000100010111000001101101001001000011101011101001001011000110111100010101110110001010110000000010111010011100011000110111111000110010011100011100111000100100011000111001000011110000100011011010000100011010010011001110101101100110100111111001010011101100110011000001110001011000101011010010010101011100111010111001100001110101111101101000110110011010100101000110110111110110111111111001000111000101100111000101101010011101011000110101101110101010111000001110100010010111000100000001111011000111000110001100010010001010111010011000111011111001011000011111111011110000011110011010111111101011001001101011101101110100111111100011000101100011000011010010001000111100100111110011011000010001101010000111000010110001010100111101101010001010000000101111110011010001010010110101111011011110111101100011001101110011110001110100000001100010100111111111001100011100111111011110011111101010110101011000110110000100111101001011000000100001101110010000000001010111101000001111001101101101100000111011110101010110101001110100101010101100111010110110010110111101000100100100011100010011101000010000010000001110001000100000001101010110010111111111101110011000001100000100101101100011011110100000101011110110000010101011001100110011111011101000011110010000011101000111101101011110111101010000100010001101101100101001001010011100100011010101000010110010010110111000101111111011100011100001101100000101010011000110011101010111010001010011110101100110100011001011010110000001010111101111010000000001011011110011001100010000111011100000011111100000000001110101011001111000001011111111100110101101110011110101011110111101110110110111010101110010000011000001101001010011111101001101010001010011111011100101011010110011001010000110000110000101100000010000011101101111110010010001010011001010000011100111000101111011010110010101001101100010001000101010011011111101100100100000110101111110111011001001011010101111010010011000110100110110011001101111001101010010010111100010111101110010110011000010100011000101001001001101100001111011010111100100111010110110011010101101111011000011011000110011110011101011100001010000001010111101010000110101101110011001100001010000001000111111001010000111011010111010000111111111000010101010001011101011101111111000110010110101000110101001110100101101001111110001010111100111001000100010100110001010100101101011111001111010111001010110001001011011000101110010111101101000011010010010000101001001100111010111000011010111010010010111100001011011111101100111011100110110000111010010001000101001110110001001011111001011101101000011110011111010101111011010000101001011110011000100000011001011001011010110000011100110001100010011100011000000111101010010000000001001100010001100001000010100101010100000101110001010010101101000011111010000101110011001110000110011111101100110101111100111101100011110010011000101000010001111101110011111100000000011111101111011011011100011000011000011101001111110100001101101110101001010010101000100110010000001110010101000001110011011101110110111011101100011101001011110011011001100110111000000100101001010100110111011010010101001110000111111011111000011011110111010011000111110010010010001100010010110110101111101010111000001011001010001110011011011010101001100110011000101101100111011011100000010110100101110110100110111110100100101101100111000010101011011010111000111001011001111010100000000001101001000111111101111101001000001110001011100110000010100001100110011011011111011110101111101001000101000010010001001101001010100100010010010011111100001111000010111000101111010011000000001011001110100000011111010000101111011011000101101110000100101100011010100110011001011110111101101000001100001000100101100110111011101010001100001000011100110010011110000100010100101110001110100110111111110000100110110001010100110110101110000011111101001111101111000000101100101011000001111000101000100101010011111111010110101010011000101101011001010011101100101000100001001101101000100011110001101011010001010111011011111011110000100101111011000011101101000011000110000100110101111101010001000011011000111100100000000111100110101110101001101100011010101101001011111011110001100100100010000111010000010001101001111000110010111111110111001111101101111011110011001011001101110000010101100111110001000101011101000100011010001011010001101110100100110101100101001001110110101100010101110100001001110010111001011101111111000001111111110011101110001100000001100111111001001000101111000011111110110110010001110100101110111011110101110010001111110111101100101001100011100101000110011001011010110010011100011110111010001100000100101000100111110111001100001001100111000010010000011001011001100000111100001001100011101011110110001101001001000000101011001100110110000000010010101001000011100000100101111100001011111111011001110000010011001111001100000001010000011110010100110101010111110111111000111000111110100110111001010111000100001111000101001111001110110010011101000000101001001010001101110100000010011110111101111100111100111011001101010110101000010101001011100100100110111101111100111100011001010101011000110010011110000100011110100000111011100000100001101111111011100100110110001110101100100011011100000010100101111100001101100111011100010111000000100101011110001000110011110010001100101101101001011110110100101110010000100011101100110110000110100001000001101001110000101010111010110010011001000011110000110000001100010101100001011100001100101001011111110000101000001001001000111010111101101111001111100010101001110011100100010010100111111011001110000111111101010100011000000001011011000110011100011101101111010111001000000010110101111100100000111000010111111110101110101110101010111111100111001100011100000000010011111110111001101010000101100010000011101001110101110001101001111010100101101101011110010011111001101000101111000111100101111010100001010111101101100000111101111111101100100111110111001101010000101010101011101001011011111010110111100110100100010011011111000110111101101111010100011000011101100110000110111001011001110101101101101001100110101001011010010011110111111110010110001000101101001100110101001010101110100000100100110110011111111001010110111001010000101010001111101001110000111000010110101000110111100101001110110111100001001101001001010001110001111010111100101110011101101111100111010010000101001110101100011000101001110111010011001011001101010101100001101111011101111010100111000111001000001110111100001011100010110001000100111110110101101010101000010001000111010111110100000010010100010001011001011101111111001111000011100010010010101111011100010100011100011010101011110111100010010001010100000110010110000000001111001000110100110111100001000100000101111101100101011100010000010100010111001011100001010001000010011011001111100001001111111010010001000001011000110000001000111011010110001001101110100100001100100100001101100100011000011000001100110010001101010000000000010000000111001100011010001000010001101000010000101001001110010101001010100100101100000110010010111100000001100101001111110111010001000011010111111010111100010100110111110010001111010000100100010110000001101111001101001011000010000000101101000000001100101011100010001110001010011101101111001001010101000011011001101011010011100010001100001001110000101011010110011010011101101110011000000110111100010100100110100011110011101111100110110011100000001110110011001101101001011011111111110101100100100101000000100100101110011001111111100101110011000101010001000110101001101001010001100000110110110011111100011001001101010000011110111101101010001010110010011111010101110100100110110110111100111101110110111101100011000011001011100010011100001100001111111011000101000110110100111100100001111000010110101011101111001010111000011111000110011000001101000110010010110000010010010011101111100110010111111011111110110000000000011011011110111110001100010011011111010011011010110111110011011001100010011110100011100001011001000111000100010001000111001011111010110101011011001011110011100001111101011001010010011111010001111110101101111100000111101011010010101101010100110100010011011111110101111111010010100001001001101111110101111111111011111000101110101011111110000011001010111000111001111111001100111111001111111011110010111011110011111101001110111001010011110110011011101100100100010111111110100111010000110000100001001111001001010010111011000100011000101110100000100010011001011111100001100000011110000000001111001101100110011010111001111111001011011110011111011111111011001100100010000011101000110011101011111010000010000110001000011011100000101000111101000000110100111101111111010101111110100110010000011111001111101</text:p>
          </table:table-cell>
          <table:table-cell office:value-type="string" calcext:value-type="string">
            <text:p>1001001010111010110101000100100111101000111101010110110111010011100001111110100110101110111001010110110111011000000100110100100101100011001100001010010010011100000110101011011000001010100010101010110011111110000101100110111001111110111001000101111001000010010010101101111110011001111110000100111101001001001010110110100010110101110110101101111111000001000111000000101001010110100000000111100000101001000010001000110101000000010001010001101011101111100100110110010100001011110000000001000111001000111011010000111001100100010010001000101101111110111100001000111111110110010111000101011100010101000001010101001001011000100111110100110001101101101110001100101010010111100001110100001001001010011110001101100110111010110111100100101000011001011111010110101100111000100011100100011001111100000111010010011100111101000110111010001000100011111110110101101000111100001001001011001010011100000110010100100011100101100011000101011011101101000111001010011100010000100110101111010000110100010000110110110010001011011010010000101000010100011100001010010100001100101000111010110111001110011110110011100101110011011111101011100101101101100100111100101000101100111111001101000101101010010011110110001001011010110110100101101011011010011110100100111101011011010000100111010000010101010011001101001011011111110000010001010001101010001001111011010010101100010110001110101100001101000011100011111100011000101010101010101011101100001101101011000010100000101110000001111001010011000111111111011011111010000010100111100010110010000111111000110111111101010110001101101001100111101111010001000101011101100101100011100011111111110010101101110101000010011000010110011101111111101110001100010000001010101100111010101011001100010111101010111001111100110011000111010100101110001010100000101011101011100100110000011100111101000011101100011111000000001110110010111111001001111111001110010110110100100000001100110010000010101100001000010000101100100000111100100010011011010111010100001101101100001011001111100101100000100111010001111111000011111010010111101100011001011010000100010000011010001100111011111101010000011101001110011010010111010100010100101100001111101010101011110110101001001011101100001101000011001001000010000001100110001110000111101000011111111011111100101001101001011001001101001010001110101011001111000000000100011001100101100000110011010110011011011011100000100111010111111011000000111110011111110100001101010011110110110011000000001111011000110111011110011111110101100101100010100010101100001000101100101011111100010101010110000100010110110100000110100000011100111001011101010000111110011110010110000101101101110000111110010010100000011000110110001101001110100010011110101001100110111001111111010100101001010010001010100111010001001101111110010010010110010000100101100111000001100111010111111101001001101110011000111010001011010100011100000100000011111111101010111000100001110000111011100100111001101110010111000111001110011000100101001000010000001110111010100101110111001101100000000111010011010100111000100010010000110000101110000100010100010011011110110100000111010110101011111110001011010001101001100111000111111001100110110110010000111010100101111111001111111010100111011111110011110111110101010100010001111000001101101100101001110010111011011110100100110110111110110101011111111101110111001000100010101111110001001001010101000110110101111000000111000011001011001001110111111010101110000010100011100100100100110010110101100100000000011111000101000100011011100011111011111111001001000011100010001110110110101101110001011111000001100010101010010000101100000010111110100011110011100001001000001011101000001001110110001110011111101001011010111101011100011100001110101101100010111010101000111010101000101100110111110110100000110010000111111111000000001001110110110101111000010100011111000111011101101101101111110001111010101110110101011010011000100111001010111101001000010101111110110011000011101011001000100010110001010011110110001010011110111001101111011011010110000011100110011111011110000001101100011001001010000111000000011101110111101110010011110100000101000011011001100110010101010010110111011100111010110011101001101101001100110101101101010110110110001111000000000001011101011111101110010010010101111111001001100000010101101101000000111010110010010010000101001001000011111001111100010100010010100001101100101111110000100100100011110000110111001000000101010110000110100000011011110001100001001100010101010100101100011100011001100110011001111001000000011010100111010001110000111110101011101010100011001100111011111101001111101010011010011110110100011110011111010101010011010000010110001001011000000100011001100000110010001100000000000000000010011010110000111101010100100101001101010001101011010000100101001000111010100101111000010000001101101111010000101011100011001100110100000011100011010000001000011110110001111111000111010010101111111100110111001010000000010000101100011000101001100100111000101010100001100101010110111000001100110011110111000000000111100110001001010110110111110101000011101111101010010101101000100010010111011111010100110010111101100000010011011011110010001111001101011100111111111001100010000111001101100101010101010110011010100011011011101010000100101110101001110010000100111001010001010111011001010101111111101011101011000010011011000000111001111100110010111011001000010000001110001000010100000110110001100101100100111100011100010111110011101111100011100100100101000010010011101010101110111101010100001100000101100100011001101111111100111100001110110111011100000111000000110000101101101001011011010101111011001010000100101111000001101011101000011101000011000011010100101010000110001100011010011100000010110111111100000110110110100101101111100100110100001110010010101011001101111011000101011101101110100100011001111100100000101111100100110101001101011011111001110000000110000100010111100010101010101000100110111100000111100100001110010110101111101011001000001110011101000101001101011001011011011000001000011000011010011001101111011110111011111111111000010010001111001010111111101011100011111100111001010101111001110010101100001011010000110100100110100000100010011100000010010001111101010100110110001010010110100000000110000000000100110100100100000010010010111111100111010100101100000000011100011010111000011011100111010110111001110111100000000101010111010110110100101010110110000000000011001010101001100011011011111011001011001110100101100000001001101000100111000001011000100111010001111100001101011011111010001111000001110011010011011111001111011111001011101010011110111100011011010000111001001110101011010011100011101110111110000111111011111010101001111011111011110110110101010001111001010000011100001010010100010110011100011010101011100111001010001001010001010111010100101001100011001011110010110100110110100111010110110010101000110110001100101110011001101100010001100001100010011001010001110111100001110101000010110011110000011010110111011011111101000010010111101111101000110011111100110011111110111000101111110000100111111111000010100111011000101111010011000010010111000000001011001010000011101000100001110110111000001100110110011011111010010100000100100000111111111000000111100101111101011100000000010010010111000000101000011010010001011101100111010011010011100111100111010110010000001000010111011110100011001100110100100110100001100011001000011000101001101000010000001111010001111110001010100011011001110011010010010001011110110100000101111101110101100011001111111100010010111000110010011001110100010001001110110000011000001000100000110100001000101100111110000101100010111001111011110100101011001011110111010000101000111101101001011100000110011000110100010100110010010011100110111011100100000000000011001000111111110000111000110111011101011010010010110010100001111101010110111101111011110001011001011110001011111101010011010110001001100111000111101000000101010000100000110100001111101110011010010100010110110100001011010001101010100110010001101011010001010010110101110010010111101011110010001000000010110001101101011101011101101011110111010011101010110111011010110111100110111101100100100010110011110100011011010111110101010000110001101111010101110001001101011001101010101100110110101110000000011011111111001100001110110101111111111011100010101000101011100010000101100000111001010001000100101100111101110111011100101000010110011100101001010000111111010011100110010101010010110000100100101000001000101010101110110101101111010101001001000000110110101011001000110101000110000100001110011010001010101110110011000101110000001110110110011101001111000000100100110000111011111111100000110110011010011010101000111110100110101000101100001100111011111101011000110001011110111100011111001001011011010000101110011100101000001010111000110000000010000000101110000100011000010111010100101100011001011001001101010001100000111101110101010101100010100001101110001001111111100000011110100100010000001001110100110001110100111110111110111100011001001100100111100100101101101111000111110010110100111010010111011010101111101010110010010011110001011000100010000011111001001101111000000001011110000011000010110000101110010110110100111010001111111100110000000111010110000101110110001101101110101000100101000001011101000001100011101001010010110011011111010001101001010111101010001010101101111101101010010010011100000011001111011011101010101001011010001101010001100110011001010111001101000111000100011010110110100100110101010110100000010011110010010110011001011100111010011001110110100010000110100011000001010000010011000111010000110110001100110010000111011100011111100011010000011100001110001001000101110011101101011110010111001110110100110111111010001011010001100001011001111001101000100001011010010001110100011110100000001010100000000110000000100001111100110000010100100100111001010101110110011101011100100011010001010001111011100001111101001110100110111100110010001001111011110111110011101000010011010011101010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10T18:44:58.509397436</dc:date>
    <meta:editing-duration>PT1M41S</meta:editing-duration>
    <meta:editing-cycles>1</meta:editing-cycles>
    <meta:document-statistic meta:table-count="1" meta:cell-count="90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7.013cm" svg:height="21.516cm" xlink:href=".." xlink:type="simple" chart:class="chart:line" chart:style-name="ch1">
        <chart:legend chart:legend-position="end" svg:x="40.615cm" svg:y="9.214cm" style:legend-expansion="high" chart:style-name="ch2"/>
        <chart:plot-area chart:style-name="ch3" table:cell-range-address="ConditiononalCompression_tests.B1:ConditiononalCompression_tests.G101" chart:data-source-has-labels="row" svg:x="0.94cm" svg:y="0.43cm" svg:width="38.735cm" svg:height="20.656cm">
          <chartooo:coordinate-region svg:x="1.667cm" svg:y="0.629cm" svg:width="38.008cm" svg:height="19.6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nditiononalCompression_tests.B2:ConditiononalCompression_tests.B101" chart:label-cell-address="ConditiononalCompression_tests.B1:ConditiononalCompression_tests.B1" chart:class="chart:line">
            <chart:data-point chart:repeated="100"/>
          </chart:series>
          <chart:series chart:style-name="ch7" chart:values-cell-range-address="ConditiononalCompression_tests.C2:ConditiononalCompression_tests.C101" chart:label-cell-address="ConditiononalCompression_tests.C1:ConditiononalCompression_tests.C1" chart:class="chart:line">
            <chart:data-point chart:repeated="100"/>
          </chart:series>
          <chart:series chart:style-name="ch8" chart:values-cell-range-address="ConditiononalCompression_tests.D2:ConditiononalCompression_tests.D101" chart:label-cell-address="ConditiononalCompression_tests.D1:ConditiononalCompression_tests.D1" chart:class="chart:line">
            <chart:data-point chart:repeated="100"/>
          </chart:series>
          <chart:series chart:style-name="ch9" chart:values-cell-range-address="ConditiononalCompression_tests.E2:ConditiononalCompression_tests.E101" chart:label-cell-address="ConditiononalCompression_tests.E1:ConditiononalCompression_tests.E1" chart:class="chart:line">
            <chart:data-point chart:repeated="100"/>
          </chart:series>
          <chart:series chart:style-name="ch10" chart:values-cell-range-address="ConditiononalCompression_tests.F2:ConditiononalCompression_tests.F101" chart:label-cell-address="ConditiononalCompression_tests.F1:ConditiononalCompression_tests.F1" chart:class="chart:line">
            <chart:data-point chart:repeated="100"/>
          </chart:series>
          <chart:series chart:style-name="ch11" chart:values-cell-range-address="ConditiononalCompression_tests.G2:ConditiononalCompression_tests.G101" chart:label-cell-address="ConditiononalCompression_tests.G1:ConditiononalCompression_tests.G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ConditiononalCompression_tests.B1:ConditiononalCompression_tests.B1</svg:desc>
                </draw:g>
              </table:table-cell>
              <table:table-cell office:value-type="string">
                <text:p> compression ratio of s2</text:p>
                <draw:g>
                  <svg:desc>ConditiononalCompression_tests.C1:ConditiononalCompression_tests.C1</svg:desc>
                </draw:g>
              </table:table-cell>
              <table:table-cell office:value-type="string">
                <text:p> Conditional_Comrpession(s1 s2)</text:p>
                <draw:g>
                  <svg:desc>ConditiononalCompression_tests.D1:ConditiononalCompression_tests.D1</svg:desc>
                </draw:g>
              </table:table-cell>
              <table:table-cell office:value-type="string">
                <text:p> Conditional_Comrpession(s2 s1)</text:p>
                <draw:g>
                  <svg:desc>ConditiononalCompression_tests.E1:ConditiononalCompression_tests.E1</svg:desc>
                </draw:g>
              </table:table-cell>
              <table:table-cell office:value-type="string">
                <text:p> Conditional_Comrpession(s1 0s)</text:p>
                <draw:g>
                  <svg:desc>ConditiononalCompression_tests.F1:ConditiononalCompression_tests.F1</svg:desc>
                </draw:g>
              </table:table-cell>
              <table:table-cell office:value-type="string">
                <text:p> Conditional_Comrpession(s2 0s)</text:p>
                <draw:g>
                  <svg:desc>ConditiononalCompression_tests.G1:ConditiononalCompression_test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">
                <text:p>1.7</text:p>
                <draw:g>
                  <svg:desc>ConditiononalCompression_tests.B2:ConditiononalCompression_tests.B101</svg:desc>
                </draw:g>
              </table:table-cell>
              <table:table-cell office:value-type="float" office:value="1.4">
                <text:p>1.4</text:p>
                <draw:g>
                  <svg:desc>ConditiononalCompression_tests.C2:ConditiononalCompression_tests.C101</svg:desc>
                </draw:g>
              </table:table-cell>
              <table:table-cell office:value-type="float" office:value="1.9">
                <text:p>1.9</text:p>
                <draw:g>
                  <svg:desc>ConditiononalCompression_tests.D2:ConditiononalCompression_tests.D101</svg:desc>
                </draw:g>
              </table:table-cell>
              <table:table-cell office:value-type="float" office:value="2.2">
                <text:p>2.2</text:p>
                <draw:g>
                  <svg:desc>ConditiononalCompression_tests.E2:ConditiononalCompression_tests.E101</svg:desc>
                </draw:g>
              </table:table-cell>
              <table:table-cell office:value-type="float" office:value="1.5">
                <text:p>1.5</text:p>
                <draw:g>
                  <svg:desc>ConditiononalCompression_tests.F2:ConditiononalCompression_tests.F101</svg:desc>
                </draw:g>
              </table:table-cell>
              <table:table-cell office:value-type="float" office:value="1.4">
                <text:p>1.4</text:p>
                <draw:g>
                  <svg:desc>ConditiononalCompression_tests.G2:ConditiononalCompression_tests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1376146788991">
                <text:p>1.51376146788991</text:p>
              </table:table-cell>
              <table:table-cell office:value-type="float" office:value="1.51376146788991">
                <text:p>1.51376146788991</text:p>
              </table:table-cell>
              <table:table-cell office:value-type="float" office:value="1.37614678899083">
                <text:p>1.37614678899083</text:p>
              </table:table-cell>
              <table:table-cell office:value-type="float" office:value="1.37614678899083">
                <text:p>1.37614678899083</text:p>
              </table:table-cell>
              <table:table-cell office:value-type="float" office:value="0.660550458715596">
                <text:p>0.660550458715596</text:p>
              </table:table-cell>
              <table:table-cell office:value-type="float" office:value="0.715596330275229">
                <text:p>0.715596330275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2788461538462">
                <text:p>1.42788461538462</text:p>
              </table:table-cell>
              <table:table-cell office:value-type="float" office:value="1.45673076923077">
                <text:p>1.45673076923077</text:p>
              </table:table-cell>
              <table:table-cell office:value-type="float" office:value="1.35576923076923">
                <text:p>1.35576923076923</text:p>
              </table:table-cell>
              <table:table-cell office:value-type="float" office:value="1.39423076923077">
                <text:p>1.39423076923077</text:p>
              </table:table-cell>
              <table:table-cell office:value-type="float" office:value="0.581730769230769">
                <text:p>0.581730769230769</text:p>
              </table:table-cell>
              <table:table-cell office:value-type="float" office:value="0.552884615384615">
                <text:p>0.55288461538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042345276873">
                <text:p>1.41042345276873</text:p>
              </table:table-cell>
              <table:table-cell office:value-type="float" office:value="1.43322475570033">
                <text:p>1.43322475570033</text:p>
              </table:table-cell>
              <table:table-cell office:value-type="float" office:value="1.3257328990228">
                <text:p>1.3257328990228</text:p>
              </table:table-cell>
              <table:table-cell office:value-type="float" office:value="1.30293159609121">
                <text:p>1.30293159609121</text:p>
              </table:table-cell>
              <table:table-cell office:value-type="float" office:value="0.478827361563518">
                <text:p>0.478827361563518</text:p>
              </table:table-cell>
              <table:table-cell office:value-type="float" office:value="0.478827361563518">
                <text:p>0.478827361563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9408866995074">
                <text:p>1.39408866995074</text:p>
              </table:table-cell>
              <table:table-cell office:value-type="float" office:value="1.41133004926108">
                <text:p>1.41133004926108</text:p>
              </table:table-cell>
              <table:table-cell office:value-type="float" office:value="1.3448275862069">
                <text:p>1.3448275862069</text:p>
              </table:table-cell>
              <table:table-cell office:value-type="float" office:value="1.32758620689655">
                <text:p>1.32758620689655</text:p>
              </table:table-cell>
              <table:table-cell office:value-type="float" office:value="0.413793103448276">
                <text:p>0.413793103448276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5643564356436">
                <text:p>1.35643564356436</text:p>
              </table:table-cell>
              <table:table-cell office:value-type="float" office:value="1.41188118811881">
                <text:p>1.41188118811881</text:p>
              </table:table-cell>
              <table:table-cell office:value-type="float" office:value="1.33663366336634">
                <text:p>1.33663366336634</text:p>
              </table:table-cell>
              <table:table-cell office:value-type="float" office:value="1.31287128712871">
                <text:p>1.31287128712871</text:p>
              </table:table-cell>
              <table:table-cell office:value-type="float" office:value="0.401980198019802">
                <text:p>0.401980198019802</text:p>
              </table:table-cell>
              <table:table-cell office:value-type="float" office:value="0.40990099009901">
                <text:p>0.40990099009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5264900662252">
                <text:p>1.35264900662252</text:p>
              </table:table-cell>
              <table:table-cell office:value-type="float" office:value="1.39238410596026">
                <text:p>1.39238410596026</text:p>
              </table:table-cell>
              <table:table-cell office:value-type="float" office:value="1.29801324503311">
                <text:p>1.29801324503311</text:p>
              </table:table-cell>
              <table:table-cell office:value-type="float" office:value="1.28476821192053">
                <text:p>1.28476821192053</text:p>
              </table:table-cell>
              <table:table-cell office:value-type="float" office:value="0.384105960264901">
                <text:p>0.384105960264901</text:p>
              </table:table-cell>
              <table:table-cell office:value-type="float" office:value="0.397350993377483">
                <text:p>0.397350993377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5561877667141">
                <text:p>1.35561877667141</text:p>
              </table:table-cell>
              <table:table-cell office:value-type="float" office:value="1.37837837837838">
                <text:p>1.37837837837838</text:p>
              </table:table-cell>
              <table:table-cell office:value-type="float" office:value="1.24466571834993">
                <text:p>1.24466571834993</text:p>
              </table:table-cell>
              <table:table-cell office:value-type="float" office:value="1.26031294452347">
                <text:p>1.26031294452347</text:p>
              </table:table-cell>
              <table:table-cell office:value-type="float" office:value="0.364153627311522">
                <text:p>0.364153627311522</text:p>
              </table:table-cell>
              <table:table-cell office:value-type="float" office:value="0.375533428165007">
                <text:p>0.375533428165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5785536159601">
                <text:p>1.35785536159601</text:p>
              </table:table-cell>
              <table:table-cell office:value-type="float" office:value="1.37780548628429">
                <text:p>1.37780548628429</text:p>
              </table:table-cell>
              <table:table-cell office:value-type="float" office:value="1.24688279301746">
                <text:p>1.24688279301746</text:p>
              </table:table-cell>
              <table:table-cell office:value-type="float" office:value="1.26059850374065">
                <text:p>1.26059850374065</text:p>
              </table:table-cell>
              <table:table-cell office:value-type="float" office:value="0.349127182044888">
                <text:p>0.349127182044888</text:p>
              </table:table-cell>
              <table:table-cell office:value-type="float" office:value="0.349127182044888">
                <text:p>0.349127182044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4184239733629">
                <text:p>1.34184239733629</text:p>
              </table:table-cell>
              <table:table-cell office:value-type="float" office:value="1.35960044395117">
                <text:p>1.35960044395117</text:p>
              </table:table-cell>
              <table:table-cell office:value-type="float" office:value="1.28634850166482">
                <text:p>1.28634850166482</text:p>
              </table:table-cell>
              <table:table-cell office:value-type="float" office:value="1.27857935627081">
                <text:p>1.27857935627081</text:p>
              </table:table-cell>
              <table:table-cell office:value-type="float" office:value="0.328523862375139">
                <text:p>0.328523862375139</text:p>
              </table:table-cell>
              <table:table-cell office:value-type="float" office:value="0.337402885682575">
                <text:p>0.337402885682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37">
                <text:p>1.337</text:p>
              </table:table-cell>
              <table:table-cell office:value-type="float" office:value="1.353">
                <text:p>1.353</text:p>
              </table:table-cell>
              <table:table-cell office:value-type="float" office:value="1.265">
                <text:p>1.265</text:p>
              </table:table-cell>
              <table:table-cell office:value-type="float" office:value="1.285">
                <text:p>1.285</text:p>
              </table:table-cell>
              <table:table-cell office:value-type="float" office:value="0.312">
                <text:p>0.31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3303002729754">
                <text:p>1.33303002729754</text:p>
              </table:table-cell>
              <table:table-cell office:value-type="float" office:value="1.33303002729754">
                <text:p>1.33303002729754</text:p>
              </table:table-cell>
              <table:table-cell office:value-type="float" office:value="1.27206551410373">
                <text:p>1.27206551410373</text:p>
              </table:table-cell>
              <table:table-cell office:value-type="float" office:value="1.2884440400364">
                <text:p>1.2884440400364</text:p>
              </table:table-cell>
              <table:table-cell office:value-type="float" office:value="0.29845313921747">
                <text:p>0.29845313921747</text:p>
              </table:table-cell>
              <table:table-cell office:value-type="float" office:value="0.305732484076433">
                <text:p>0.3057324840764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2303839732888">
                <text:p>1.32303839732888</text:p>
              </table:table-cell>
              <table:table-cell office:value-type="float" office:value="1.31636060100167">
                <text:p>1.31636060100167</text:p>
              </table:table-cell>
              <table:table-cell office:value-type="float" office:value="1.25459098497496">
                <text:p>1.25459098497496</text:p>
              </table:table-cell>
              <table:table-cell office:value-type="float" office:value="1.28380634390651">
                <text:p>1.28380634390651</text:p>
              </table:table-cell>
              <table:table-cell office:value-type="float" office:value="0.300500834724541">
                <text:p>0.300500834724541</text:p>
              </table:table-cell>
              <table:table-cell office:value-type="float" office:value="0.307178631051753">
                <text:p>0.307178631051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1457208943716">
                <text:p>1.31457208943716</text:p>
              </table:table-cell>
              <table:table-cell office:value-type="float" office:value="1.31457208943716">
                <text:p>1.31457208943716</text:p>
              </table:table-cell>
              <table:table-cell office:value-type="float" office:value="1.25366229760987">
                <text:p>1.25366229760987</text:p>
              </table:table-cell>
              <table:table-cell office:value-type="float" office:value="1.26754047802621">
                <text:p>1.26754047802621</text:p>
              </table:table-cell>
              <table:table-cell office:value-type="float" office:value="0.303006939090208">
                <text:p>0.303006939090208</text:p>
              </table:table-cell>
              <table:table-cell office:value-type="float" office:value="0.309946029298381">
                <text:p>0.309946029298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0372492836676">
                <text:p>1.30372492836676</text:p>
              </table:table-cell>
              <table:table-cell office:value-type="float" office:value="1.30372492836676">
                <text:p>1.30372492836676</text:p>
              </table:table-cell>
              <table:table-cell office:value-type="float" office:value="1.2378223495702">
                <text:p>1.2378223495702</text:p>
              </table:table-cell>
              <table:table-cell office:value-type="float" office:value="1.27005730659026">
                <text:p>1.27005730659026</text:p>
              </table:table-cell>
              <table:table-cell office:value-type="float" office:value="0.303008595988539">
                <text:p>0.303008595988539</text:p>
              </table:table-cell>
              <table:table-cell office:value-type="float" office:value="0.30945558739255">
                <text:p>0.30945558739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0167224080268">
                <text:p>1.30167224080268</text:p>
              </table:table-cell>
              <table:table-cell office:value-type="float" office:value="1.30769230769231">
                <text:p>1.30769230769231</text:p>
              </table:table-cell>
              <table:table-cell office:value-type="float" office:value="1.24013377926421">
                <text:p>1.24013377926421</text:p>
              </table:table-cell>
              <table:table-cell office:value-type="float" office:value="1.24615384615385">
                <text:p>1.24615384615385</text:p>
              </table:table-cell>
              <table:table-cell office:value-type="float" office:value="0.294983277591973">
                <text:p>0.294983277591973</text:p>
              </table:table-cell>
              <table:table-cell office:value-type="float" office:value="0.301003344481605">
                <text:p>0.301003344481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9987452948557">
                <text:p>1.29987452948557</text:p>
              </table:table-cell>
              <table:table-cell office:value-type="float" office:value="1.30552070263488">
                <text:p>1.30552070263488</text:p>
              </table:table-cell>
              <table:table-cell office:value-type="float" office:value="1.24215809284818">
                <text:p>1.24215809284818</text:p>
              </table:table-cell>
              <table:table-cell office:value-type="float" office:value="1.22521957340025">
                <text:p>1.22521957340025</text:p>
              </table:table-cell>
              <table:table-cell office:value-type="float" office:value="0.287954830614806">
                <text:p>0.287954830614806</text:p>
              </table:table-cell>
              <table:table-cell office:value-type="float" office:value="0.293601003764115">
                <text:p>0.293601003764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9828706438275">
                <text:p>1.29828706438275</text:p>
              </table:table-cell>
              <table:table-cell office:value-type="float" office:value="1.30891907855877">
                <text:p>1.30891907855877</text:p>
              </table:table-cell>
              <table:table-cell office:value-type="float" office:value="1.22740696987596">
                <text:p>1.22740696987596</text:p>
              </table:table-cell>
              <table:table-cell office:value-type="float" office:value="1.21677495569994">
                <text:p>1.21677495569994</text:p>
              </table:table-cell>
              <table:table-cell office:value-type="float" office:value="0.281748375664501">
                <text:p>0.281748375664501</text:p>
              </table:table-cell>
              <table:table-cell office:value-type="float" office:value="0.281748375664501">
                <text:p>0.2817483756645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96875">
                <text:p>1.296875</text:p>
              </table:table-cell>
              <table:table-cell office:value-type="float" office:value="1.31194196428571">
                <text:p>1.31194196428571</text:p>
              </table:table-cell>
              <table:table-cell office:value-type="float" office:value="1.234375">
                <text:p>1.234375</text:p>
              </table:table-cell>
              <table:table-cell office:value-type="float" office:value="1.23046875">
                <text:p>1.23046875</text:p>
              </table:table-cell>
              <table:table-cell office:value-type="float" office:value="0.271205357142857">
                <text:p>0.271205357142857</text:p>
              </table:table-cell>
              <table:table-cell office:value-type="float" office:value="0.276227678571429">
                <text:p>0.27622767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9561078794289">
                <text:p>1.29561078794289</text:p>
              </table:table-cell>
              <table:table-cell office:value-type="float" office:value="1.30512956107879">
                <text:p>1.30512956107879</text:p>
              </table:table-cell>
              <table:table-cell office:value-type="float" office:value="1.23532522474881">
                <text:p>1.23532522474881</text:p>
              </table:table-cell>
              <table:table-cell office:value-type="float" office:value="1.23109465891063">
                <text:p>1.23109465891063</text:p>
              </table:table-cell>
              <table:table-cell office:value-type="float" office:value="0.266525647805394">
                <text:p>0.266525647805394</text:p>
              </table:table-cell>
              <table:table-cell office:value-type="float" office:value="0.271285034373347">
                <text:p>0.271285034373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9447236180905">
                <text:p>1.29447236180905</text:p>
              </table:table-cell>
              <table:table-cell office:value-type="float" office:value="1.3035175879397">
                <text:p>1.3035175879397</text:p>
              </table:table-cell>
              <table:table-cell office:value-type="float" office:value="1.23618090452261">
                <text:p>1.23618090452261</text:p>
              </table:table-cell>
              <table:table-cell office:value-type="float" office:value="1.22713567839196">
                <text:p>1.22713567839196</text:p>
              </table:table-cell>
              <table:table-cell office:value-type="float" office:value="0.257788944723618">
                <text:p>0.257788944723618</text:p>
              </table:table-cell>
              <table:table-cell office:value-type="float" office:value="0.262311557788945">
                <text:p>0.2623115577889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34418382001">
                <text:p>1.2934418382001</text:p>
              </table:table-cell>
              <table:table-cell office:value-type="float" office:value="1.30205840114888">
                <text:p>1.30205840114888</text:p>
              </table:table-cell>
              <table:table-cell office:value-type="float" office:value="1.22738152225945">
                <text:p>1.22738152225945</text:p>
              </table:table-cell>
              <table:table-cell office:value-type="float" office:value="1.22833891814265">
                <text:p>1.22833891814265</text:p>
              </table:table-cell>
              <table:table-cell office:value-type="float" office:value="0.25418860698899">
                <text:p>0.25418860698899</text:p>
              </table:table-cell>
              <table:table-cell office:value-type="float" office:value="0.25849688846338">
                <text:p>0.258496888463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9250457038391">
                <text:p>1.29250457038391</text:p>
              </table:table-cell>
              <table:table-cell office:value-type="float" office:value="1.30073126142596">
                <text:p>1.30073126142596</text:p>
              </table:table-cell>
              <table:table-cell office:value-type="float" office:value="1.22851919561243">
                <text:p>1.22851919561243</text:p>
              </table:table-cell>
              <table:table-cell office:value-type="float" office:value="1.23857404021938">
                <text:p>1.23857404021938</text:p>
              </table:table-cell>
              <table:table-cell office:value-type="float" office:value="0.246800731261426">
                <text:p>0.246800731261426</text:p>
              </table:table-cell>
              <table:table-cell office:value-type="float" office:value="0.25091407678245">
                <text:p>0.250914076782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8771316134674">
                <text:p>1.28771316134674</text:p>
              </table:table-cell>
              <table:table-cell office:value-type="float" office:value="1.29558373414954">
                <text:p>1.29558373414954</text:p>
              </table:table-cell>
              <table:table-cell office:value-type="float" office:value="1.23786620026235">
                <text:p>1.23786620026235</text:p>
              </table:table-cell>
              <table:table-cell office:value-type="float" office:value="1.23436816790555">
                <text:p>1.23436816790555</text:p>
              </table:table-cell>
              <table:table-cell office:value-type="float" office:value="0.243987756886751">
                <text:p>0.243987756886751</text:p>
              </table:table-cell>
              <table:table-cell office:value-type="float" office:value="0.24792304328815">
                <text:p>0.24792304328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8331936295054">
                <text:p>1.28331936295054</text:p>
              </table:table-cell>
              <table:table-cell office:value-type="float" office:value="1.29086336965633">
                <text:p>1.29086336965633</text:p>
              </table:table-cell>
              <table:table-cell office:value-type="float" office:value="1.23805532271584">
                <text:p>1.23805532271584</text:p>
              </table:table-cell>
              <table:table-cell office:value-type="float" office:value="1.22632020117351">
                <text:p>1.22632020117351</text:p>
              </table:table-cell>
              <table:table-cell office:value-type="float" office:value="0.237636211232188">
                <text:p>0.237636211232188</text:p>
              </table:table-cell>
              <table:table-cell office:value-type="float" office:value="0.24140821458508">
                <text:p>0.24140821458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8289738430583">
                <text:p>1.28289738430583</text:p>
              </table:table-cell>
              <table:table-cell office:value-type="float" office:value="1.28651911468813">
                <text:p>1.28651911468813</text:p>
              </table:table-cell>
              <table:table-cell office:value-type="float" office:value="1.22655935613682">
                <text:p>1.22655935613682</text:p>
              </table:table-cell>
              <table:table-cell office:value-type="float" office:value="1.20684104627767">
                <text:p>1.20684104627767</text:p>
              </table:table-cell>
              <table:table-cell office:value-type="float" office:value="0.235412474849095">
                <text:p>0.235412474849095</text:p>
              </table:table-cell>
              <table:table-cell office:value-type="float" office:value="0.239034205231388">
                <text:p>0.2390342052313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554179566563">
                <text:p>1.27554179566563</text:p>
              </table:table-cell>
              <table:table-cell office:value-type="float" office:value="1.2859907120743">
                <text:p>1.2859907120743</text:p>
              </table:table-cell>
              <table:table-cell office:value-type="float" office:value="1.23839009287926">
                <text:p>1.23839009287926</text:p>
              </table:table-cell>
              <table:table-cell office:value-type="float" office:value="1.23181114551084">
                <text:p>1.23181114551084</text:p>
              </table:table-cell>
              <table:table-cell office:value-type="float" office:value="0.229876160990712">
                <text:p>0.229876160990712</text:p>
              </table:table-cell>
              <table:table-cell office:value-type="float" office:value="0.233359133126935">
                <text:p>0.2333591331269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7208348863213">
                <text:p>1.27208348863213</text:p>
              </table:table-cell>
              <table:table-cell office:value-type="float" office:value="1.278792396571">
                <text:p>1.278792396571</text:p>
              </table:table-cell>
              <table:table-cell office:value-type="float" office:value="1.2348117778606">
                <text:p>1.2348117778606</text:p>
              </table:table-cell>
              <table:table-cell office:value-type="float" office:value="1.22437569884458">
                <text:p>1.22437569884458</text:p>
              </table:table-cell>
              <table:table-cell office:value-type="float" office:value="0.228102869921729">
                <text:p>0.228102869921729</text:p>
              </table:table-cell>
              <table:table-cell office:value-type="float" office:value="0.228102869921729">
                <text:p>0.2281028699217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7210639827462">
                <text:p>1.27210639827462</text:p>
              </table:table-cell>
              <table:table-cell office:value-type="float" office:value="1.27857656362329">
                <text:p>1.27857656362329</text:p>
              </table:table-cell>
              <table:table-cell office:value-type="float" office:value="1.23544212796549">
                <text:p>1.23544212796549</text:p>
              </table:table-cell>
              <table:table-cell office:value-type="float" office:value="1.22537742631201">
                <text:p>1.22537742631201</text:p>
              </table:table-cell>
              <table:table-cell office:value-type="float" office:value="0.225377426312006">
                <text:p>0.225377426312006</text:p>
              </table:table-cell>
              <table:table-cell office:value-type="float" office:value="0.229690869877786">
                <text:p>0.2296908698777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6900381811871">
                <text:p>1.26900381811871</text:p>
              </table:table-cell>
              <table:table-cell office:value-type="float" office:value="1.27212773342589">
                <text:p>1.27212773342589</text:p>
              </table:table-cell>
              <table:table-cell office:value-type="float" office:value="1.23568205484207">
                <text:p>1.23568205484207</text:p>
              </table:table-cell>
              <table:table-cell office:value-type="float" office:value="1.23255813953488">
                <text:p>1.23255813953488</text:p>
              </table:table-cell>
              <table:table-cell office:value-type="float" office:value="0.222145088510934">
                <text:p>0.222145088510934</text:p>
              </table:table-cell>
              <table:table-cell office:value-type="float" office:value="0.229434224227699">
                <text:p>0.229434224227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6610738255034">
                <text:p>1.26610738255034</text:p>
              </table:table-cell>
              <table:table-cell office:value-type="float" office:value="1.26912751677852">
                <text:p>1.26912751677852</text:p>
              </table:table-cell>
              <table:table-cell office:value-type="float" office:value="1.23255033557047">
                <text:p>1.23255033557047</text:p>
              </table:table-cell>
              <table:table-cell office:value-type="float" office:value="1.22953020134228">
                <text:p>1.22953020134228</text:p>
              </table:table-cell>
              <table:table-cell office:value-type="float" office:value="0.225838926174497">
                <text:p>0.225838926174497</text:p>
              </table:table-cell>
              <table:table-cell office:value-type="float" office:value="0.229530201342282">
                <text:p>0.229530201342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6339720688535">
                <text:p>1.26339720688535</text:p>
              </table:table-cell>
              <table:table-cell office:value-type="float" office:value="1.26632023384216">
                <text:p>1.26632023384216</text:p>
              </table:table-cell>
              <table:table-cell office:value-type="float" office:value="1.23611562195518">
                <text:p>1.23611562195518</text:p>
              </table:table-cell>
              <table:table-cell office:value-type="float" office:value="1.22344917180903">
                <text:p>1.22344917180903</text:p>
              </table:table-cell>
              <table:table-cell office:value-type="float" office:value="0.226047417992855">
                <text:p>0.226047417992855</text:p>
              </table:table-cell>
              <table:table-cell office:value-type="float" office:value="0.232867814225398">
                <text:p>0.232867814225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608558842039">
                <text:p>1.2608558842039</text:p>
              </table:table-cell>
              <table:table-cell office:value-type="float" office:value="1.2608558842039">
                <text:p>1.2608558842039</text:p>
              </table:table-cell>
              <table:table-cell office:value-type="float" office:value="1.2331655129012">
                <text:p>1.2331655129012</text:p>
              </table:table-cell>
              <table:table-cell office:value-type="float" office:value="1.2331655129012">
                <text:p>1.2331655129012</text:p>
              </table:table-cell>
              <table:table-cell office:value-type="float" office:value="0.226242920075519">
                <text:p>0.226242920075519</text:p>
              </table:table-cell>
              <table:table-cell office:value-type="float" office:value="0.23253618628068">
                <text:p>0.23253618628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5938358254501">
                <text:p>1.25938358254501</text:p>
              </table:table-cell>
              <table:table-cell office:value-type="float" office:value="1.25938358254501">
                <text:p>1.25938358254501</text:p>
              </table:table-cell>
              <table:table-cell office:value-type="float" office:value="1.23283490997864">
                <text:p>1.23283490997864</text:p>
              </table:table-cell>
              <table:table-cell office:value-type="float" office:value="1.22978333841929">
                <text:p>1.22978333841929</text:p>
              </table:table-cell>
              <table:table-cell office:value-type="float" office:value="0.225816295392127">
                <text:p>0.225816295392127</text:p>
              </table:table-cell>
              <table:table-cell office:value-type="float" office:value="0.231919438510833">
                <text:p>0.2319194385108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5799763033175">
                <text:p>1.25799763033175</text:p>
              </table:table-cell>
              <table:table-cell office:value-type="float" office:value="1.26392180094787">
                <text:p>1.26392180094787</text:p>
              </table:table-cell>
              <table:table-cell office:value-type="float" office:value="1.22037914691943">
                <text:p>1.22037914691943</text:p>
              </table:table-cell>
              <table:table-cell office:value-type="float" office:value="1.21149289099526">
                <text:p>1.21149289099526</text:p>
              </table:table-cell>
              <table:table-cell office:value-type="float" office:value="0.225118483412322">
                <text:p>0.225118483412322</text:p>
              </table:table-cell>
              <table:table-cell office:value-type="float" office:value="0.228080568720379">
                <text:p>0.2280805687203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5956834532374">
                <text:p>1.25956834532374</text:p>
              </table:table-cell>
              <table:table-cell office:value-type="float" office:value="1.26532374100719">
                <text:p>1.26532374100719</text:p>
              </table:table-cell>
              <table:table-cell office:value-type="float" office:value="1.22014388489209">
                <text:p>1.22014388489209</text:p>
              </table:table-cell>
              <table:table-cell office:value-type="float" office:value="1.20575539568345">
                <text:p>1.20575539568345</text:p>
              </table:table-cell>
              <table:table-cell office:value-type="float" office:value="0.22158273381295">
                <text:p>0.22158273381295</text:p>
              </table:table-cell>
              <table:table-cell office:value-type="float" office:value="0.224460431654676">
                <text:p>0.2244604316546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6105204252938">
                <text:p>1.26105204252938</text:p>
              </table:table-cell>
              <table:table-cell office:value-type="float" office:value="1.26664801343033">
                <text:p>1.26664801343033</text:p>
              </table:table-cell>
              <table:table-cell office:value-type="float" office:value="1.20593172915501">
                <text:p>1.20593172915501</text:p>
              </table:table-cell>
              <table:table-cell office:value-type="float" office:value="1.20593172915501">
                <text:p>1.20593172915501</text:p>
              </table:table-cell>
              <table:table-cell office:value-type="float" office:value="0.218242865137101">
                <text:p>0.218242865137101</text:p>
              </table:table-cell>
              <table:table-cell office:value-type="float" office:value="0.221040850587577">
                <text:p>0.2210408505875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245575823577">
                <text:p>1.26245575823577</text:p>
              </table:table-cell>
              <table:table-cell office:value-type="float" office:value="1.26517832834195">
                <text:p>1.26517832834195</text:p>
              </table:table-cell>
              <table:table-cell office:value-type="float" office:value="1.2115436972502">
                <text:p>1.2115436972502</text:p>
              </table:table-cell>
              <table:table-cell office:value-type="float" office:value="1.19520827661312">
                <text:p>1.19520827661312</text:p>
              </table:table-cell>
              <table:table-cell office:value-type="float" office:value="0.215083038388238">
                <text:p>0.215083038388238</text:p>
              </table:table-cell>
              <table:table-cell office:value-type="float" office:value="0.217805608494419">
                <text:p>0.2178056084944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6378579003181">
                <text:p>1.26378579003181</text:p>
              </table:table-cell>
              <table:table-cell office:value-type="float" office:value="1.26378579003181">
                <text:p>1.26378579003181</text:p>
              </table:table-cell>
              <table:table-cell office:value-type="float" office:value="1.20864262990456">
                <text:p>1.20864262990456</text:p>
              </table:table-cell>
              <table:table-cell office:value-type="float" office:value="1.19989395546129">
                <text:p>1.19989395546129</text:p>
              </table:table-cell>
              <table:table-cell office:value-type="float" office:value="0.212089077412513">
                <text:p>0.212089077412513</text:p>
              </table:table-cell>
              <table:table-cell office:value-type="float" office:value="0.21474019088017">
                <text:p>0.21474019088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6504779126841">
                <text:p>1.26504779126841</text:p>
              </table:table-cell>
              <table:table-cell office:value-type="float" office:value="1.26504779126841">
                <text:p>1.26504779126841</text:p>
              </table:table-cell>
              <table:table-cell office:value-type="float" office:value="1.19814001549987">
                <text:p>1.19814001549987</text:p>
              </table:table-cell>
              <table:table-cell office:value-type="float" office:value="1.19529837251356">
                <text:p>1.19529837251356</text:p>
              </table:table-cell>
              <table:table-cell office:value-type="float" office:value="0.209248256264531">
                <text:p>0.209248256264531</text:p>
              </table:table-cell>
              <table:table-cell office:value-type="float" office:value="0.211831568070266">
                <text:p>0.2118315680702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6372795969773">
                <text:p>1.26372795969773</text:p>
              </table:table-cell>
              <table:table-cell office:value-type="float" office:value="1.26624685138539">
                <text:p>1.26624685138539</text:p>
              </table:table-cell>
              <table:table-cell office:value-type="float" office:value="1.20453400503778">
                <text:p>1.20453400503778</text:p>
              </table:table-cell>
              <table:table-cell office:value-type="float" office:value="1.19647355163728">
                <text:p>1.19647355163728</text:p>
              </table:table-cell>
              <table:table-cell office:value-type="float" office:value="0.206549118387909">
                <text:p>0.206549118387909</text:p>
              </table:table-cell>
              <table:table-cell office:value-type="float" office:value="0.209068010075567">
                <text:p>0.2090680100755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6492995822069">
                <text:p>1.26492995822069</text:p>
              </table:table-cell>
              <table:table-cell office:value-type="float" office:value="1.26492995822069">
                <text:p>1.26492995822069</text:p>
              </table:table-cell>
              <table:table-cell office:value-type="float" office:value="1.19734578520521">
                <text:p>1.19734578520521</text:p>
              </table:table-cell>
              <table:table-cell office:value-type="float" office:value="1.20275251904645">
                <text:p>1.20275251904645</text:p>
              </table:table-cell>
              <table:table-cell office:value-type="float" office:value="0.206438928483657">
                <text:p>0.206438928483657</text:p>
              </table:table-cell>
              <table:table-cell office:value-type="float" office:value="0.206438928483657">
                <text:p>0.2064389284836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6367562380038">
                <text:p>1.26367562380038</text:p>
              </table:table-cell>
              <table:table-cell office:value-type="float" office:value="1.26367562380038">
                <text:p>1.26367562380038</text:p>
              </table:table-cell>
              <table:table-cell office:value-type="float" office:value="1.20609404990403">
                <text:p>1.20609404990403</text:p>
              </table:table-cell>
              <table:table-cell office:value-type="float" office:value="1.20081573896353">
                <text:p>1.20081573896353</text:p>
              </table:table-cell>
              <table:table-cell office:value-type="float" office:value="0.203934740882917">
                <text:p>0.203934740882917</text:p>
              </table:table-cell>
              <table:table-cell office:value-type="float" office:value="0.206333973128599">
                <text:p>0.206333973128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6482306069838">
                <text:p>1.26482306069838</text:p>
              </table:table-cell>
              <table:table-cell office:value-type="float" office:value="1.26247949378955">
                <text:p>1.26247949378955</text:p>
              </table:table-cell>
              <table:table-cell office:value-type="float" office:value="1.19404734005156">
                <text:p>1.19404734005156</text:p>
              </table:table-cell>
              <table:table-cell office:value-type="float" office:value="1.20670260135927">
                <text:p>1.20670260135927</text:p>
              </table:table-cell>
              <table:table-cell office:value-type="float" office:value="0.201546754159831">
                <text:p>0.201546754159831</text:p>
              </table:table-cell>
              <table:table-cell office:value-type="float" office:value="0.203890321068666">
                <text:p>0.203890321068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6591846083372">
                <text:p>1.26591846083372</text:p>
              </table:table-cell>
              <table:table-cell office:value-type="float" office:value="1.26133760879524">
                <text:p>1.26133760879524</text:p>
              </table:table-cell>
              <table:table-cell office:value-type="float" office:value="1.20018323408154">
                <text:p>1.20018323408154</text:p>
              </table:table-cell>
              <table:table-cell office:value-type="float" office:value="1.20224461749885">
                <text:p>1.20224461749885</text:p>
              </table:table-cell>
              <table:table-cell office:value-type="float" office:value="0.199267063673843">
                <text:p>0.199267063673843</text:p>
              </table:table-cell>
              <table:table-cell office:value-type="float" office:value="0.201557489693083">
                <text:p>0.2015574896930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6472564389698">
                <text:p>1.26472564389698</text:p>
              </table:table-cell>
              <table:table-cell office:value-type="float" office:value="1.26248600223964">
                <text:p>1.26248600223964</text:p>
              </table:table-cell>
              <table:table-cell office:value-type="float" office:value="1.203359462486">
                <text:p>1.203359462486</text:p>
              </table:table-cell>
              <table:table-cell office:value-type="float" office:value="1.2006718924972">
                <text:p>1.2006718924972</text:p>
              </table:table-cell>
              <table:table-cell office:value-type="float" office:value="0.197088465845465">
                <text:p>0.197088465845465</text:p>
              </table:table-cell>
              <table:table-cell office:value-type="float" office:value="0.1993281075028">
                <text:p>0.19932810750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6358457493427">
                <text:p>1.26358457493427</text:p>
              </table:table-cell>
              <table:table-cell office:value-type="float" office:value="1.26358457493427">
                <text:p>1.26358457493427</text:p>
              </table:table-cell>
              <table:table-cell office:value-type="float" office:value="1.20398773006135">
                <text:p>1.20398773006135</text:p>
              </table:table-cell>
              <table:table-cell office:value-type="float" office:value="1.20639789658195">
                <text:p>1.20639789658195</text:p>
              </table:table-cell>
              <table:table-cell office:value-type="float" office:value="0.195004382120947">
                <text:p>0.195004382120947</text:p>
              </table:table-cell>
              <table:table-cell office:value-type="float" office:value="0.197195442594216">
                <text:p>0.197195442594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6249195796697">
                <text:p>1.26249195796697</text:p>
              </table:table-cell>
              <table:table-cell office:value-type="float" office:value="1.26249195796697">
                <text:p>1.26249195796697</text:p>
              </table:table-cell>
              <table:table-cell office:value-type="float" office:value="1.19987132747158">
                <text:p>1.19987132747158</text:p>
              </table:table-cell>
              <table:table-cell office:value-type="float" office:value="1.2093073128887">
                <text:p>1.2093073128887</text:p>
              </table:table-cell>
              <table:table-cell office:value-type="float" office:value="0.193008792622775">
                <text:p>0.193008792622775</text:p>
              </table:table-cell>
              <table:table-cell office:value-type="float" office:value="0.193008792622775">
                <text:p>0.1930087926227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6144477110458">
                <text:p>1.26144477110458</text:p>
              </table:table-cell>
              <table:table-cell office:value-type="float" office:value="1.26144477110458">
                <text:p>1.26144477110458</text:p>
              </table:table-cell>
              <table:table-cell office:value-type="float" office:value="1.20978580428391">
                <text:p>1.20978580428391</text:p>
              </table:table-cell>
              <table:table-cell office:value-type="float" office:value="1.20747585048299">
                <text:p>1.20747585048299</text:p>
              </table:table-cell>
              <table:table-cell office:value-type="float" office:value="0.191096178076439">
                <text:p>0.191096178076439</text:p>
              </table:table-cell>
              <table:table-cell office:value-type="float" office:value="0.191096178076439">
                <text:p>0.191096178076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6044023863403">
                <text:p>1.26044023863403</text:p>
              </table:table-cell>
              <table:table-cell office:value-type="float" office:value="1.26044023863403">
                <text:p>1.26044023863403</text:p>
              </table:table-cell>
              <table:table-cell office:value-type="float" office:value="1.20571898786258">
                <text:p>1.20571898786258</text:p>
              </table:table-cell>
              <table:table-cell office:value-type="float" office:value="1.21024480559556">
                <text:p>1.21024480559556</text:p>
              </table:table-cell>
              <table:table-cell office:value-type="float" office:value="0.189261468833573">
                <text:p>0.189261468833573</text:p>
              </table:table-cell>
              <table:table-cell office:value-type="float" office:value="0.189261468833573">
                <text:p>0.1892614688335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947580645161">
                <text:p>1.25947580645161</text:p>
              </table:table-cell>
              <table:table-cell office:value-type="float" office:value="1.26149193548387">
                <text:p>1.26149193548387</text:p>
              </table:table-cell>
              <table:table-cell office:value-type="float" office:value="1.19737903225806">
                <text:p>1.19737903225806</text:p>
              </table:table-cell>
              <table:table-cell office:value-type="float" office:value="1.20423387096774">
                <text:p>1.20423387096774</text:p>
              </table:table-cell>
              <table:table-cell office:value-type="float" office:value="0.1875">
                <text:p>0.187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5854912037952">
                <text:p>1.25854912037952</text:p>
              </table:table-cell>
              <table:table-cell office:value-type="float" office:value="1.25854912037952">
                <text:p>1.25854912037952</text:p>
              </table:table-cell>
              <table:table-cell office:value-type="float" office:value="1.20458588653884">
                <text:p>1.20458588653884</text:p>
              </table:table-cell>
              <table:table-cell office:value-type="float" office:value="1.20676022929433">
                <text:p>1.20676022929433</text:p>
              </table:table-cell>
              <table:table-cell office:value-type="float" office:value="0.185807471832378">
                <text:p>0.185807471832378</text:p>
              </table:table-cell>
              <table:table-cell office:value-type="float" office:value="0.185807471832378">
                <text:p>0.1858074718323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5571927103529">
                <text:p>1.25571927103529</text:p>
              </table:table-cell>
              <table:table-cell office:value-type="float" office:value="1.25765800697945">
                <text:p>1.25765800697945</text:p>
              </table:table-cell>
              <table:table-cell office:value-type="float" office:value="1.20065917022102">
                <text:p>1.20065917022102</text:p>
              </table:table-cell>
              <table:table-cell office:value-type="float" office:value="1.20938348196976">
                <text:p>1.20938348196976</text:p>
              </table:table-cell>
              <table:table-cell office:value-type="float" office:value="0.184179914695618">
                <text:p>0.184179914695618</text:p>
              </table:table-cell>
              <table:table-cell office:value-type="float" office:value="0.184179914695618">
                <text:p>0.1841799146956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5489823093019">
                <text:p>1.25489823093019</text:p>
              </table:table-cell>
              <table:table-cell office:value-type="float" office:value="1.25680045653414">
                <text:p>1.25680045653414</text:p>
              </table:table-cell>
              <table:table-cell office:value-type="float" office:value="1.20962526155602">
                <text:p>1.20962526155602</text:p>
              </table:table-cell>
              <table:table-cell office:value-type="float" office:value="1.20981548411642">
                <text:p>1.20981548411642</text:p>
              </table:table-cell>
              <table:table-cell office:value-type="float" office:value="0.182613657979836">
                <text:p>0.182613657979836</text:p>
              </table:table-cell>
              <table:table-cell office:value-type="float" office:value="0.182613657979836">
                <text:p>0.1826136579798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5410754294249">
                <text:p>1.25410754294249</text:p>
              </table:table-cell>
              <table:table-cell office:value-type="float" office:value="1.25597460791636">
                <text:p>1.25597460791636</text:p>
              </table:table-cell>
              <table:table-cell office:value-type="float" office:value="1.21209858103062">
                <text:p>1.21209858103062</text:p>
              </table:table-cell>
              <table:table-cell office:value-type="float" office:value="1.20612397311426">
                <text:p>1.20612397311426</text:p>
              </table:table-cell>
              <table:table-cell office:value-type="float" office:value="0.181105302464526">
                <text:p>0.181105302464526</text:p>
              </table:table-cell>
              <table:table-cell office:value-type="float" office:value="0.181105302464526">
                <text:p>0.1811053024645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5517873510541">
                <text:p>1.25517873510541</text:p>
              </table:table-cell>
              <table:table-cell office:value-type="float" office:value="1.25517873510541">
                <text:p>1.25517873510541</text:p>
              </table:table-cell>
              <table:table-cell office:value-type="float" office:value="1.20458295142072">
                <text:p>1.20458295142072</text:p>
              </table:table-cell>
              <table:table-cell office:value-type="float" office:value="1.20659945004583">
                <text:p>1.20659945004583</text:p>
              </table:table-cell>
              <table:table-cell office:value-type="float" office:value="0.179651695692026">
                <text:p>0.179651695692026</text:p>
              </table:table-cell>
              <table:table-cell office:value-type="float" office:value="0.179651695692026">
                <text:p>0.1796516956920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5441123514584">
                <text:p>1.25441123514584</text:p>
              </table:table-cell>
              <table:table-cell office:value-type="float" office:value="1.25441123514584">
                <text:p>1.25441123514584</text:p>
              </table:table-cell>
              <table:table-cell office:value-type="float" office:value="1.19913575801224">
                <text:p>1.19913575801224</text:p>
              </table:table-cell>
              <table:table-cell office:value-type="float" office:value="1.20507742167807">
                <text:p>1.20507742167807</text:p>
              </table:table-cell>
              <table:table-cell office:value-type="float" office:value="0.178249909974793">
                <text:p>0.178249909974793</text:p>
              </table:table-cell>
              <table:table-cell office:value-type="float" office:value="0.178249909974793">
                <text:p>0.1782499099747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5367061737131">
                <text:p>1.25367061737131</text:p>
              </table:table-cell>
              <table:table-cell office:value-type="float" office:value="1.25190164514417">
                <text:p>1.25190164514417</text:p>
              </table:table-cell>
              <table:table-cell office:value-type="float" office:value="1.20166283389351">
                <text:p>1.20166283389351</text:p>
              </table:table-cell>
              <table:table-cell office:value-type="float" office:value="1.21121528392004">
                <text:p>1.21121528392004</text:p>
              </table:table-cell>
              <table:table-cell office:value-type="float" office:value="0.176897222713603">
                <text:p>0.176897222713603</text:p>
              </table:table-cell>
              <table:table-cell office:value-type="float" office:value="0.176897222713603">
                <text:p>0.1768972227136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5295549374131">
                <text:p>1.25295549374131</text:p>
              </table:table-cell>
              <table:table-cell office:value-type="float" office:value="1.25121696801113">
                <text:p>1.25121696801113</text:p>
              </table:table-cell>
              <table:table-cell office:value-type="float" office:value="1.20410292072323">
                <text:p>1.20410292072323</text:p>
              </table:table-cell>
              <table:table-cell office:value-type="float" office:value="1.20584144645341">
                <text:p>1.20584144645341</text:p>
              </table:table-cell>
              <table:table-cell office:value-type="float" office:value="0.175591098748261">
                <text:p>0.175591098748261</text:p>
              </table:table-cell>
              <table:table-cell office:value-type="float" office:value="0.175591098748261">
                <text:p>0.1755910987482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5226457015895">
                <text:p>1.25226457015895</text:p>
              </table:table-cell>
              <table:table-cell office:value-type="float" office:value="1.25055546060502">
                <text:p>1.25055546060502</text:p>
              </table:table-cell>
              <table:table-cell office:value-type="float" office:value="1.20834045462314">
                <text:p>1.20834045462314</text:p>
              </table:table-cell>
              <table:table-cell office:value-type="float" office:value="1.21380960519569">
                <text:p>1.21380960519569</text:p>
              </table:table-cell>
              <table:table-cell office:value-type="float" office:value="0.172620064946163">
                <text:p>0.172620064946163</text:p>
              </table:table-cell>
              <table:table-cell office:value-type="float" office:value="0.172620064946163">
                <text:p>0.1726200649461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4991596638655">
                <text:p>1.24991596638655</text:p>
              </table:table-cell>
              <table:table-cell office:value-type="float" office:value="1.24991596638655">
                <text:p>1.24991596638655</text:p>
              </table:table-cell>
              <table:table-cell office:value-type="float" office:value="1.20672268907563">
                <text:p>1.20672268907563</text:p>
              </table:table-cell>
              <table:table-cell office:value-type="float" office:value="1.20487394957983">
                <text:p>1.20487394957983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4929740452967">
                <text:p>1.24929740452967</text:p>
              </table:table-cell>
              <table:table-cell office:value-type="float" office:value="1.24764423871714">
                <text:p>1.24764423871714</text:p>
              </table:table-cell>
              <table:table-cell office:value-type="float" office:value="1.20350471152257">
                <text:p>1.20350471152257</text:p>
              </table:table-cell>
              <table:table-cell office:value-type="float" office:value="1.20697635972888">
                <text:p>1.20697635972888</text:p>
              </table:table-cell>
              <table:table-cell office:value-type="float" office:value="0.170276078690693">
                <text:p>0.170276078690693</text:p>
              </table:table-cell>
              <table:table-cell office:value-type="float" office:value="0.170276078690693">
                <text:p>0.170276078690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869876382563">
                <text:p>1.24869876382563</text:p>
              </table:table-cell>
              <table:table-cell office:value-type="float" office:value="1.24707221860768">
                <text:p>1.24707221860768</text:p>
              </table:table-cell>
              <table:table-cell office:value-type="float" office:value="1.20575797007157">
                <text:p>1.20575797007157</text:p>
              </table:table-cell>
              <table:table-cell office:value-type="float" office:value="1.20201691607027">
                <text:p>1.20201691607027</text:p>
              </table:table-cell>
              <table:table-cell office:value-type="float" office:value="0.169160702667534">
                <text:p>0.169160702667534</text:p>
              </table:table-cell>
              <table:table-cell office:value-type="float" office:value="0.169160702667534">
                <text:p>0.1691607026675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4811909716664">
                <text:p>1.24811909716664</text:p>
              </table:table-cell>
              <table:table-cell office:value-type="float" office:value="1.24651832879782">
                <text:p>1.24651832879782</text:p>
              </table:table-cell>
              <table:table-cell office:value-type="float" office:value="1.20265727549224">
                <text:p>1.20265727549224</text:p>
              </table:table-cell>
              <table:table-cell office:value-type="float" office:value="1.20777973427245">
                <text:p>1.20777973427245</text:p>
              </table:table-cell>
              <table:table-cell office:value-type="float" office:value="0.168080678725788">
                <text:p>0.168080678725788</text:p>
              </table:table-cell>
              <table:table-cell office:value-type="float" office:value="0.168080678725788">
                <text:p>0.168080678725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4755751654586">
                <text:p>1.24755751654586</text:p>
              </table:table-cell>
              <table:table-cell office:value-type="float" office:value="1.24440592499212">
                <text:p>1.24440592499212</text:p>
              </table:table-cell>
              <table:table-cell office:value-type="float" office:value="1.2031200756382">
                <text:p>1.2031200756382</text:p>
              </table:table-cell>
              <table:table-cell office:value-type="float" office:value="1.20973841790104">
                <text:p>1.20973841790104</text:p>
              </table:table-cell>
              <table:table-cell office:value-type="float" office:value="0.167034352347936">
                <text:p>0.167034352347936</text:p>
              </table:table-cell>
              <table:table-cell office:value-type="float" office:value="0.167034352347936">
                <text:p>0.1670343523479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4546159813809">
                <text:p>1.24546159813809</text:p>
              </table:table-cell>
              <table:table-cell office:value-type="float" office:value="1.24391000775795">
                <text:p>1.24391000775795</text:p>
              </table:table-cell>
              <table:table-cell office:value-type="float" office:value="1.20512024825446">
                <text:p>1.20512024825446</text:p>
              </table:table-cell>
              <table:table-cell office:value-type="float" office:value="1.2066718386346">
                <text:p>1.2066718386346</text:p>
              </table:table-cell>
              <table:table-cell office:value-type="float" office:value="0.166020170674942">
                <text:p>0.166020170674942</text:p>
              </table:table-cell>
              <table:table-cell office:value-type="float" office:value="0.166020170674942">
                <text:p>0.1660201706749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4648533007335">
                <text:p>1.24648533007335</text:p>
              </table:table-cell>
              <table:table-cell office:value-type="float" office:value="1.24190097799511">
                <text:p>1.24190097799511</text:p>
              </table:table-cell>
              <table:table-cell office:value-type="float" office:value="1.20064180929095">
                <text:p>1.20064180929095</text:p>
              </table:table-cell>
              <table:table-cell office:value-type="float" office:value="1.2085880195599">
                <text:p>1.2085880195599</text:p>
              </table:table-cell>
              <table:table-cell office:value-type="float" office:value="0.165036674816626">
                <text:p>0.165036674816626</text:p>
              </table:table-cell>
              <table:table-cell office:value-type="float" office:value="0.165036674816626">
                <text:p>0.1650366748166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4597320487731">
                <text:p>1.24597320487731</text:p>
              </table:table-cell>
              <table:table-cell office:value-type="float" office:value="1.23995182899292">
                <text:p>1.23995182899292</text:p>
              </table:table-cell>
              <table:table-cell office:value-type="float" office:value="1.20608158964323">
                <text:p>1.20608158964323</text:p>
              </table:table-cell>
              <table:table-cell office:value-type="float" office:value="1.20547945205479">
                <text:p>1.20547945205479</text:p>
              </table:table-cell>
              <table:table-cell office:value-type="float" office:value="0.166189974409152">
                <text:p>0.166189974409152</text:p>
              </table:table-cell>
              <table:table-cell office:value-type="float" office:value="0.165587836820714">
                <text:p>0.1655878368207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439928804509">
                <text:p>1.2439928804509</text:p>
              </table:table-cell>
              <table:table-cell office:value-type="float" office:value="1.23805992287155">
                <text:p>1.23805992287155</text:p>
              </table:table-cell>
              <table:table-cell office:value-type="float" office:value="1.20305547315337">
                <text:p>1.20305547315337</text:p>
              </table:table-cell>
              <table:table-cell office:value-type="float" office:value="1.20246217739543">
                <text:p>1.20246217739543</text:p>
              </table:table-cell>
              <table:table-cell office:value-type="float" office:value="0.165381192524473">
                <text:p>0.165381192524473</text:p>
              </table:table-cell>
              <table:table-cell office:value-type="float" office:value="0.164787896766538">
                <text:p>0.1647878967665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4206987282561">
                <text:p>1.24206987282561</text:p>
              </table:table-cell>
              <table:table-cell office:value-type="float" office:value="1.23768454904254">
                <text:p>1.23768454904254</text:p>
              </table:table-cell>
              <table:table-cell office:value-type="float" office:value="1.20494079812893">
                <text:p>1.20494079812893</text:p>
              </table:table-cell>
              <table:table-cell office:value-type="float" office:value="1.20771816985821">
                <text:p>1.20771816985821</text:p>
              </table:table-cell>
              <table:table-cell office:value-type="float" office:value="0.166203771378453">
                <text:p>0.166203771378453</text:p>
              </table:table-cell>
              <table:table-cell office:value-type="float" office:value="0.165765239000146">
                <text:p>0.1657652390001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4164265129683">
                <text:p>1.24164265129683</text:p>
              </table:table-cell>
              <table:table-cell office:value-type="float" office:value="1.23587896253602">
                <text:p>1.23587896253602</text:p>
              </table:table-cell>
              <table:table-cell office:value-type="float" office:value="1.2021613832853">
                <text:p>1.2021613832853</text:p>
              </table:table-cell>
              <table:table-cell office:value-type="float" office:value="1.20634005763689">
                <text:p>1.20634005763689</text:p>
              </table:table-cell>
              <table:table-cell office:value-type="float" office:value="0.167146974063401">
                <text:p>0.167146974063401</text:p>
              </table:table-cell>
              <table:table-cell office:value-type="float" office:value="0.16657060518732">
                <text:p>0.166570605187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3980679073732">
                <text:p>1.23980679073732</text:p>
              </table:table-cell>
              <table:table-cell office:value-type="float" office:value="1.23554482170763">
                <text:p>1.23554482170763</text:p>
              </table:table-cell>
              <table:table-cell office:value-type="float" office:value="1.1977553629777">
                <text:p>1.1977553629777</text:p>
              </table:table-cell>
              <table:table-cell office:value-type="float" office:value="1.2082682199176">
                <text:p>1.2082682199176</text:p>
              </table:table-cell>
              <table:table-cell office:value-type="float" office:value="0.167921579769854">
                <text:p>0.167921579769854</text:p>
              </table:table-cell>
              <table:table-cell office:value-type="float" office:value="0.167495382866885">
                <text:p>0.1674953828668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3942280750911">
                <text:p>1.23942280750911</text:p>
              </table:table-cell>
              <table:table-cell office:value-type="float" office:value="1.2338189969179">
                <text:p>1.2338189969179</text:p>
              </table:table-cell>
              <table:table-cell office:value-type="float" office:value="1.19515270383861">
                <text:p>1.19515270383861</text:p>
              </table:table-cell>
              <table:table-cell office:value-type="float" office:value="1.20229756234239">
                <text:p>1.20229756234239</text:p>
              </table:table-cell>
              <table:table-cell office:value-type="float" office:value="0.168814794059961">
                <text:p>0.168814794059961</text:p>
              </table:table-cell>
              <table:table-cell office:value-type="float" office:value="0.168254413000841">
                <text:p>0.1682544130008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3766754179909">
                <text:p>1.23766754179909</text:p>
              </table:table-cell>
              <table:table-cell office:value-type="float" office:value="1.23214038966423">
                <text:p>1.23214038966423</text:p>
              </table:table-cell>
              <table:table-cell office:value-type="float" office:value="1.19856294044494">
                <text:p>1.19856294044494</text:p>
              </table:table-cell>
              <table:table-cell office:value-type="float" office:value="1.19953019206854">
                <text:p>1.19953019206854</text:p>
              </table:table-cell>
              <table:table-cell office:value-type="float" office:value="0.169545391736908">
                <text:p>0.169545391736908</text:p>
              </table:table-cell>
              <table:table-cell office:value-type="float" office:value="0.168992676523421">
                <text:p>0.1689926765234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3595965103599">
                <text:p>1.23595965103599</text:p>
              </table:table-cell>
              <table:table-cell office:value-type="float" office:value="1.23187022900763">
                <text:p>1.23187022900763</text:p>
              </table:table-cell>
              <table:table-cell office:value-type="float" office:value="1.19888222464558">
                <text:p>1.19888222464558</text:p>
              </table:table-cell>
              <table:table-cell office:value-type="float" office:value="1.19697382769902">
                <text:p>1.19697382769902</text:p>
              </table:table-cell>
              <table:table-cell office:value-type="float" office:value="0.168756815703381">
                <text:p>0.168756815703381</text:p>
              </table:table-cell>
              <table:table-cell office:value-type="float" office:value="0.168347873500545">
                <text:p>0.1683478735005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3429724277068">
                <text:p>1.23429724277068</text:p>
              </table:table-cell>
              <table:table-cell office:value-type="float" office:value="1.23160726294553">
                <text:p>1.23160726294553</text:p>
              </table:table-cell>
              <table:table-cell office:value-type="float" office:value="1.19919300605245">
                <text:p>1.19919300605245</text:p>
              </table:table-cell>
              <table:table-cell office:value-type="float" office:value="1.19300605245461">
                <text:p>1.19300605245461</text:p>
              </table:table-cell>
              <table:table-cell office:value-type="float" office:value="0.169468728984533">
                <text:p>0.169468728984533</text:p>
              </table:table-cell>
              <table:table-cell office:value-type="float" office:value="0.169199731002017">
                <text:p>0.169199731002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3360764534112">
                <text:p>1.23360764534112</text:p>
              </table:table-cell>
              <table:table-cell office:value-type="float" office:value="1.23068754977436">
                <text:p>1.23068754977436</text:p>
              </table:table-cell>
              <table:table-cell office:value-type="float" office:value="1.20307937350677">
                <text:p>1.20307937350677</text:p>
              </table:table-cell>
              <table:table-cell office:value-type="float" office:value="1.18847889567295">
                <text:p>1.18847889567295</text:p>
              </table:table-cell>
              <table:table-cell office:value-type="float" office:value="0.169365542872312">
                <text:p>0.169365542872312</text:p>
              </table:table-cell>
              <table:table-cell office:value-type="float" office:value="0.169365542872312">
                <text:p>0.1693655428723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3345997641818">
                <text:p>1.23345997641818</text:p>
              </table:table-cell>
              <table:table-cell office:value-type="float" office:value="1.2305777544871">
                <text:p>1.2305777544871</text:p>
              </table:table-cell>
              <table:table-cell office:value-type="float" office:value="1.19179876850518">
                <text:p>1.19179876850518</text:p>
              </table:table-cell>
              <table:table-cell office:value-type="float" office:value="1.19179876850518">
                <text:p>1.19179876850518</text:p>
              </table:table-cell>
              <table:table-cell office:value-type="float" office:value="0.168609982968689">
                <text:p>0.168609982968689</text:p>
              </table:table-cell>
              <table:table-cell office:value-type="float" office:value="0.168609982968689">
                <text:p>0.1686099829686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3473874806001">
                <text:p>1.23473874806001</text:p>
              </table:table-cell>
              <table:table-cell office:value-type="float" office:value="1.23189342990171">
                <text:p>1.23189342990171</text:p>
              </table:table-cell>
              <table:table-cell office:value-type="float" office:value="1.19076564924987">
                <text:p>1.19076564924987</text:p>
              </table:table-cell>
              <table:table-cell office:value-type="float" office:value="1.19503362648733">
                <text:p>1.19503362648733</text:p>
              </table:table-cell>
              <table:table-cell office:value-type="float" office:value="0.167873771339886">
                <text:p>0.167873771339886</text:p>
              </table:table-cell>
              <table:table-cell office:value-type="float" office:value="0.167873771339886">
                <text:p>0.1678737713398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331758396118">
                <text:p>1.2331758396118</text:p>
              </table:table-cell>
              <table:table-cell office:value-type="float" office:value="1.2317711658792">
                <text:p>1.2317711658792</text:p>
              </table:table-cell>
              <table:table-cell office:value-type="float" office:value="1.19678202017622">
                <text:p>1.19678202017622</text:p>
              </table:table-cell>
              <table:table-cell office:value-type="float" office:value="1.19256799897842">
                <text:p>1.19256799897842</text:p>
              </table:table-cell>
              <table:table-cell office:value-type="float" office:value="0.165751500446942">
                <text:p>0.165751500446942</text:p>
              </table:table-cell>
              <table:table-cell office:value-type="float" office:value="0.165751500446942">
                <text:p>0.1657515004469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344262295082">
                <text:p>1.2344262295082</text:p>
              </table:table-cell>
              <table:table-cell office:value-type="float" office:value="1.23165195460277">
                <text:p>1.23165195460277</text:p>
              </table:table-cell>
              <table:table-cell office:value-type="float" office:value="1.19293820933165">
                <text:p>1.19293820933165</text:p>
              </table:table-cell>
              <table:table-cell office:value-type="float" office:value="1.19155107187894">
                <text:p>1.19155107187894</text:p>
              </table:table-cell>
              <table:table-cell office:value-type="float" office:value="0.163682219419924">
                <text:p>0.163682219419924</text:p>
              </table:table-cell>
              <table:table-cell office:value-type="float" office:value="0.165069356872636">
                <text:p>0.1650693568726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3427575040478">
                <text:p>1.23427575040478</text:p>
              </table:table-cell>
              <table:table-cell office:value-type="float" office:value="1.23153568314859">
                <text:p>1.23153568314859</text:p>
              </table:table-cell>
              <table:table-cell office:value-type="float" office:value="1.18918918918919">
                <text:p>1.18918918918919</text:p>
              </table:table-cell>
              <table:table-cell office:value-type="float" office:value="1.18644912193299">
                <text:p>1.18644912193299</text:p>
              </table:table-cell>
              <table:table-cell office:value-type="float" office:value="0.163034001743679">
                <text:p>0.163034001743679</text:p>
              </table:table-cell>
              <table:table-cell office:value-type="float" office:value="0.164404035371777">
                <text:p>0.1644040353717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3412893700787">
                <text:p>1.23412893700787</text:p>
              </table:table-cell>
              <table:table-cell office:value-type="float" office:value="1.23277559055118">
                <text:p>1.23277559055118</text:p>
              </table:table-cell>
              <table:table-cell office:value-type="float" office:value="1.18553149606299">
                <text:p>1.18553149606299</text:p>
              </table:table-cell>
              <table:table-cell office:value-type="float" office:value="1.18688484251969">
                <text:p>1.18688484251969</text:p>
              </table:table-cell>
              <table:table-cell office:value-type="float" office:value="0.16240157480315">
                <text:p>0.16240157480315</text:p>
              </table:table-cell>
              <table:table-cell office:value-type="float" office:value="0.163754921259843">
                <text:p>0.163754921259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3532271788015">
                <text:p>1.23532271788015</text:p>
              </table:table-cell>
              <table:table-cell office:value-type="float" office:value="1.23264859608606">
                <text:p>1.23264859608606</text:p>
              </table:table-cell>
              <table:table-cell office:value-type="float" office:value="1.18597301568008">
                <text:p>1.18597301568008</text:p>
              </table:table-cell>
              <table:table-cell office:value-type="float" office:value="1.18597301568008">
                <text:p>1.18597301568008</text:p>
              </table:table-cell>
              <table:table-cell office:value-type="float" office:value="0.161784368542604">
                <text:p>0.161784368542604</text:p>
              </table:table-cell>
              <table:table-cell office:value-type="float" office:value="0.161784368542604">
                <text:p>0.1617843685426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3516694691328">
                <text:p>1.23516694691328</text:p>
              </table:table-cell>
              <table:table-cell office:value-type="float" office:value="1.23384578429018">
                <text:p>1.23384578429018</text:p>
              </table:table-cell>
              <table:table-cell office:value-type="float" office:value="1.17847705981264">
                <text:p>1.17847705981264</text:p>
              </table:table-cell>
              <table:table-cell office:value-type="float" office:value="1.18772519817439">
                <text:p>1.18772519817439</text:p>
              </table:table-cell>
              <table:table-cell office:value-type="float" office:value="0.159860677396109">
                <text:p>0.159860677396109</text:p>
              </table:table-cell>
              <table:table-cell office:value-type="float" office:value="0.161181840019217">
                <text:p>0.1611818400192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3632047477745">
                <text:p>1.23632047477745</text:p>
              </table:table-cell>
              <table:table-cell office:value-type="float" office:value="1.23370919881306">
                <text:p>1.23370919881306</text:p>
              </table:table-cell>
              <table:table-cell office:value-type="float" office:value="1.17899109792285">
                <text:p>1.17899109792285</text:p>
              </table:table-cell>
              <table:table-cell office:value-type="float" office:value="1.18682492581602">
                <text:p>1.18682492581602</text:p>
              </table:table-cell>
              <table:table-cell office:value-type="float" office:value="0.159287833827893">
                <text:p>0.159287833827893</text:p>
              </table:table-cell>
              <table:table-cell office:value-type="float" office:value="0.160593471810089">
                <text:p>0.1605934718100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3615673392773">
                <text:p>1.23615673392773</text:p>
              </table:table-cell>
              <table:table-cell office:value-type="float" office:value="1.23357578601595">
                <text:p>1.23357578601595</text:p>
              </table:table-cell>
              <table:table-cell office:value-type="float" office:value="1.1777334584702">
                <text:p>1.1777334584702</text:p>
              </table:table-cell>
              <table:table-cell office:value-type="float" office:value="1.18172219615204">
                <text:p>1.18172219615204</text:p>
              </table:table-cell>
              <table:table-cell office:value-type="float" office:value="0.158728296574378">
                <text:p>0.158728296574378</text:p>
              </table:table-cell>
              <table:table-cell office:value-type="float" office:value="0.160018770530268">
                <text:p>0.160018770530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3727241099385">
                <text:p>1.23727241099385</text:p>
              </table:table-cell>
              <table:table-cell office:value-type="float" office:value="1.23344543662299">
                <text:p>1.23344543662299</text:p>
              </table:table-cell>
              <table:table-cell office:value-type="float" office:value="1.17812826162588">
                <text:p>1.17812826162588</text:p>
              </table:table-cell>
              <table:table-cell office:value-type="float" office:value="1.18334686304071">
                <text:p>1.18334686304071</text:p>
              </table:table-cell>
              <table:table-cell office:value-type="float" office:value="0.158181607329236">
                <text:p>0.158181607329236</text:p>
              </table:table-cell>
              <table:table-cell office:value-type="float" office:value="0.159457265452859">
                <text:p>0.1594572654528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3710158220592">
                <text:p>1.23710158220592</text:p>
              </table:table-cell>
              <table:table-cell office:value-type="float" office:value="1.23457922494841">
                <text:p>1.23457922494841</text:p>
              </table:table-cell>
              <table:table-cell office:value-type="float" office:value="1.18390277459298">
                <text:p>1.18390277459298</text:p>
              </table:table-cell>
              <table:table-cell office:value-type="float" office:value="1.18780096308186">
                <text:p>1.18780096308186</text:p>
              </table:table-cell>
              <table:table-cell office:value-type="float" office:value="0.156386149965604">
                <text:p>0.156386149965604</text:p>
              </table:table-cell>
              <table:table-cell office:value-type="float" office:value="0.157647328594359">
                <text:p>0.1576473285943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3568756376828">
                <text:p>1.23568756376828</text:p>
              </table:table-cell>
              <table:table-cell office:value-type="float" office:value="1.23319351547444">
                <text:p>1.23319351547444</text:p>
              </table:table-cell>
              <table:table-cell office:value-type="float" office:value="1.18399274458678">
                <text:p>1.18399274458678</text:p>
              </table:table-cell>
              <table:table-cell office:value-type="float" office:value="1.18512640290217">
                <text:p>1.18512640290217</text:p>
              </table:table-cell>
              <table:table-cell office:value-type="float" office:value="0.155878018365265">
                <text:p>0.155878018365265</text:p>
              </table:table-cell>
              <table:table-cell office:value-type="float" office:value="0.157125042512187">
                <text:p>0.1571250425121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3553811659193">
                <text:p>1.23553811659193</text:p>
              </table:table-cell>
              <table:table-cell office:value-type="float" office:value="1.23307174887892">
                <text:p>1.23307174887892</text:p>
              </table:table-cell>
              <table:table-cell office:value-type="float" office:value="1.18015695067265">
                <text:p>1.18015695067265</text:p>
              </table:table-cell>
              <table:table-cell office:value-type="float" office:value="1.18127802690583">
                <text:p>1.18127802690583</text:p>
              </table:table-cell>
              <table:table-cell office:value-type="float" office:value="0.155381165919282">
                <text:p>0.155381165919282</text:p>
              </table:table-cell>
              <table:table-cell office:value-type="float" office:value="0.156614349775785">
                <text:p>0.1566143497757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3539195032709">
                <text:p>1.23539195032709</text:p>
              </table:table-cell>
              <table:table-cell office:value-type="float" office:value="1.23417230291607">
                <text:p>1.23417230291607</text:p>
              </table:table-cell>
              <table:table-cell office:value-type="float" office:value="1.18172746424216">
                <text:p>1.18172746424216</text:p>
              </table:table-cell>
              <table:table-cell office:value-type="float" office:value="1.18294711165318">
                <text:p>1.18294711165318</text:p>
              </table:table-cell>
              <table:table-cell office:value-type="float" office:value="0.15489522119969">
                <text:p>0.15489522119969</text:p>
              </table:table-cell>
              <table:table-cell office:value-type="float" office:value="0.156114868610711">
                <text:p>0.1561148686107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3524895810485">
                <text:p>1.23524895810485</text:p>
              </table:table-cell>
              <table:table-cell office:value-type="float" office:value="1.23404255319149">
                <text:p>1.23404255319149</text:p>
              </table:table-cell>
              <table:table-cell office:value-type="float" office:value="1.1779995613073">
                <text:p>1.1779995613073</text:p>
              </table:table-cell>
              <table:table-cell office:value-type="float" office:value="1.18710243474446">
                <text:p>1.18710243474446</text:p>
              </table:table-cell>
              <table:table-cell office:value-type="float" office:value="0.15321342399649">
                <text:p>0.15321342399649</text:p>
              </table:table-cell>
              <table:table-cell office:value-type="float" office:value="0.154419828909849">
                <text:p>0.1544198289098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3510903764782">
                <text:p>1.23510903764782</text:p>
              </table:table-cell>
              <table:table-cell office:value-type="float" office:value="1.23391559075621">
                <text:p>1.23391559075621</text:p>
              </table:table-cell>
              <table:table-cell office:value-type="float" office:value="1.18216339372898">
                <text:p>1.18216339372898</text:p>
              </table:table-cell>
              <table:table-cell office:value-type="float" office:value="1.18726266681133">
                <text:p>1.18726266681133</text:p>
              </table:table-cell>
              <table:table-cell office:value-type="float" office:value="0.152761202126505">
                <text:p>0.152761202126505</text:p>
              </table:table-cell>
              <table:table-cell office:value-type="float" office:value="0.153954649018119">
                <text:p>0.153954649018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3497209102619">
                <text:p>1.23497209102619</text:p>
              </table:table-cell>
              <table:table-cell office:value-type="float" office:value="1.23497209102619">
                <text:p>1.23497209102619</text:p>
              </table:table-cell>
              <table:table-cell office:value-type="float" office:value="1.18623872906827">
                <text:p>1.18623872906827</text:p>
              </table:table-cell>
              <table:table-cell office:value-type="float" office:value="1.17593387720052">
                <text:p>1.17593387720052</text:p>
              </table:table-cell>
              <table:table-cell office:value-type="float" office:value="0.152318591670245">
                <text:p>0.152318591670245</text:p>
              </table:table-cell>
              <table:table-cell office:value-type="float" office:value="0.153499355946758">
                <text:p>0.1534993559467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348380244291">
                <text:p>1.2348380244291</text:p>
              </table:table-cell>
              <table:table-cell office:value-type="float" office:value="1.2348380244291">
                <text:p>1.2348380244291</text:p>
              </table:table-cell>
              <table:table-cell office:value-type="float" office:value="1.18258098778545">
                <text:p>1.18258098778545</text:p>
              </table:table-cell>
              <table:table-cell office:value-type="float" office:value="1.18130642591609">
                <text:p>1.18130642591609</text:p>
              </table:table-cell>
              <table:table-cell office:value-type="float" office:value="0.150716941051514">
                <text:p>0.150716941051514</text:p>
              </table:table-cell>
              <table:table-cell office:value-type="float" office:value="0.151885289431758">
                <text:p>0.1518852894317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3355055707379">
                <text:p>1.23355055707379</text:p>
              </table:table-cell>
              <table:table-cell office:value-type="float" office:value="1.23470674795039">
                <text:p>1.23470674795039</text:p>
              </table:table-cell>
              <table:table-cell office:value-type="float" office:value="1.18267815850326">
                <text:p>1.18267815850326</text:p>
              </table:table-cell>
              <table:table-cell office:value-type="float" office:value="1.18152196762666">
                <text:p>1.18152196762666</text:p>
              </table:table-cell>
              <table:table-cell office:value-type="float" office:value="0.150304813958377">
                <text:p>0.150304813958377</text:p>
              </table:table-cell>
              <table:table-cell office:value-type="float" office:value="0.15146100483498">
                <text:p>0.151461004834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3343389160512">
                <text:p>1.23343389160512</text:p>
              </table:table-cell>
              <table:table-cell office:value-type="float" office:value="1.23343389160512">
                <text:p>1.23343389160512</text:p>
              </table:table-cell>
              <table:table-cell office:value-type="float" office:value="1.18287735358369">
                <text:p>1.18287735358369</text:p>
              </table:table-cell>
              <table:table-cell office:value-type="float" office:value="1.18662228232602">
                <text:p>1.18662228232602</text:p>
              </table:table-cell>
              <table:table-cell office:value-type="float" office:value="0.149901175491522">
                <text:p>0.149901175491522</text:p>
              </table:table-cell>
              <table:table-cell office:value-type="float" office:value="0.1510454592739">
                <text:p>0.15104545927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3331960461285">
                <text:p>1.23331960461285</text:p>
              </table:table-cell>
              <table:table-cell office:value-type="float" office:value="1.23331960461285">
                <text:p>1.23331960461285</text:p>
              </table:table-cell>
              <table:table-cell office:value-type="float" office:value="1.18554365733114">
                <text:p>1.18554365733114</text:p>
              </table:table-cell>
              <table:table-cell office:value-type="float" office:value="1.18430807248764">
                <text:p>1.18430807248764</text:p>
              </table:table-cell>
              <table:table-cell office:value-type="float" office:value="0.149505766062603">
                <text:p>0.149505766062603</text:p>
              </table:table-cell>
              <table:table-cell office:value-type="float" office:value="0.150638385502471">
                <text:p>0.1506383855024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332076240954">
                <text:p>1.2332076240954</text:p>
              </table:table-cell>
              <table:table-cell office:value-type="float" office:value="1.2332076240954">
                <text:p>1.2332076240954</text:p>
              </table:table-cell>
              <table:table-cell office:value-type="float" office:value="1.17959433289165">
                <text:p>1.17959433289165</text:p>
              </table:table-cell>
              <table:table-cell office:value-type="float" office:value="1.18326368362043">
                <text:p>1.18326368362043</text:p>
              </table:table-cell>
              <table:table-cell office:value-type="float" office:value="0.147997146060544">
                <text:p>0.147997146060544</text:p>
              </table:table-cell>
              <table:table-cell office:value-type="float" office:value="0.149118336561003">
                <text:p>0.149118336561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